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/>
    </style:style>
    <style:style style:name="ce3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/>
    </style:style>
    <style:style style:name="ce4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  <style:text-properties style:font-name="Liberation Serif" style:font-name-asian="Liberation Serif" style:font-name-complex="Liberation Serif"/>
    </style:style>
    <style:style style:name="co1" style:family="table-column">
      <style:table-column-properties fo:break-before="auto" style:column-width="9.31333333333333cm"/>
    </style:style>
    <style:style style:name="co2" style:family="table-column">
      <style:table-column-properties fo:break-before="auto" style:column-width="2.2648333333333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3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username</text:p>
          </table:table-cell>
          <table:table-cell office:value-type="string" table:style-name="ce2">
            <text:p>TBTL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456ba3f2e4bccbd1146955cb3f0438260a04f7ff</text:p>
          </table:table-cell>
          <table:table-cell office:value-type="float" office:value="6" table:style-name="ce4">
            <text:p>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33bff0c4073c53de80f7b88a1ecda9ac3878893</text:p>
          </table:table-cell>
          <table:table-cell office:value-type="float" office:value="7" table:style-name="ce4">
            <text:p>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77454c216b4f9b1e291fea17f31a824ef4d0a4a6</text:p>
          </table:table-cell>
          <table:table-cell office:value-type="float" office:value="7" table:style-name="ce4">
            <text:p>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466659761d4827040ac1226fa45ad172c4743a4</text:p>
          </table:table-cell>
          <table:table-cell office:value-type="float" office:value="8" table:style-name="ce4">
            <text:p>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ab308abfa9829fcac76f8286d624afae8848aa</text:p>
          </table:table-cell>
          <table:table-cell office:value-type="float" office:value="8" table:style-name="ce4">
            <text:p>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76578f23a12fae71dcf7aff5aa48a7ace122f5f2</text:p>
          </table:table-cell>
          <table:table-cell office:value-type="float" office:value="8" table:style-name="ce4">
            <text:p>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0a2c78cee9afdc522c5f0fae46937138f47b152b</text:p>
          </table:table-cell>
          <table:table-cell office:value-type="float" office:value="9" table:style-name="ce4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a401ad12c3345ca4c3210d5d3c69db10526b98</text:p>
          </table:table-cell>
          <table:table-cell office:value-type="float" office:value="9" table:style-name="ce4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0fc728b5b267485042d587eeac067b6c4e2a1d15</text:p>
          </table:table-cell>
          <table:table-cell office:value-type="float" office:value="2.52" table:style-name="ce3">
            <text:p>2.5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b96fc96ee2e0090a42957d84ccd09cda2c72b74</text:p>
          </table:table-cell>
          <table:table-cell office:value-type="float" office:value="2.56" table:style-name="ce3">
            <text:p>2.5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7186e8a3fb8c0322eee7e354ed8f1669885f6774</text:p>
          </table:table-cell>
          <table:table-cell office:value-type="float" office:value="2.7" table:style-name="ce3">
            <text:p>2.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65aee398dbb98e56d2f171ef0bee4f6fedeac43</text:p>
          </table:table-cell>
          <table:table-cell office:value-type="float" office:value="2.91" table:style-name="ce3">
            <text:p>2.9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9b2a9ae92876d8ce54309fe82bb92d7cffbc794</text:p>
          </table:table-cell>
          <table:table-cell office:value-type="float" office:value="3.2" table:style-name="ce3">
            <text:p>3.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49a4785cf7286dbb18206e3847f164b1af1907ed</text:p>
          </table:table-cell>
          <table:table-cell office:value-type="float" office:value="5.6" table:style-name="ce3">
            <text:p>5.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ea5bb39e36dd3e81ece42b2d6e19d0ed5150740</text:p>
          </table:table-cell>
          <table:table-cell office:value-type="float" office:value="5.77" table:style-name="ce3">
            <text:p>5.7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705c7f16ba723569db2002204ff748355ef80e75</text:p>
          </table:table-cell>
          <table:table-cell office:value-type="float" office:value="5.8" table:style-name="ce3">
            <text:p>5.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0e0d9e9f9bc2173402e77be7eaaaf0d562168009</text:p>
          </table:table-cell>
          <table:table-cell office:value-type="float" office:value="5.89" table:style-name="ce3">
            <text:p>5.8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4a493d035053a109eeeeb50a501d2b69a8ec429</text:p>
          </table:table-cell>
          <table:table-cell office:value-type="float" office:value="5.89" table:style-name="ce3">
            <text:p>5.8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a5c99822d76f4f6f1f90521f4c1f1d5e53590a1</text:p>
          </table:table-cell>
          <table:table-cell office:value-type="float" office:value="5.92" table:style-name="ce3">
            <text:p>5.9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ed8bcf8dcd1652c4a4bd0fc8197aaa54fca572b</text:p>
          </table:table-cell>
          <table:table-cell office:value-type="float" office:value="5.92" table:style-name="ce3">
            <text:p>5.9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81fcf2e137c8587b8663ffec7ba1d8184be705b7</text:p>
          </table:table-cell>
          <table:table-cell office:value-type="float" office:value="5.94" table:style-name="ce3">
            <text:p>5.9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1f93249faeb096567269266fbebfc3b0f6b5dc1</text:p>
          </table:table-cell>
          <table:table-cell office:value-type="float" office:value="6.06" table:style-name="ce3">
            <text:p>6.0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271071dc622e3a72b0ef187b6e955b9d59db5f8</text:p>
          </table:table-cell>
          <table:table-cell office:value-type="float" office:value="6.08" table:style-name="ce3">
            <text:p>6.0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97484c12788a0febfb255aabf5f08df62469313</text:p>
          </table:table-cell>
          <table:table-cell office:value-type="float" office:value="6.08" table:style-name="ce3">
            <text:p>6.0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ad3d49b185ea0e42354cd94ac86c60ae982616d</text:p>
          </table:table-cell>
          <table:table-cell office:value-type="float" office:value="6.09" table:style-name="ce3">
            <text:p>6.0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4db33a107c9a32cf80e08c941fd2c87888e8de8e</text:p>
          </table:table-cell>
          <table:table-cell office:value-type="float" office:value="6.13" table:style-name="ce3">
            <text:p>6.1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d4f612148056feeb651f4711c1f640f5015101a</text:p>
          </table:table-cell>
          <table:table-cell office:value-type="float" office:value="6.15" table:style-name="ce3">
            <text:p>6.1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0cfc94f336b294be80a5215fcd8f9a8099011a2</text:p>
          </table:table-cell>
          <table:table-cell office:value-type="float" office:value="6.15" table:style-name="ce3">
            <text:p>6.1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2fc0f9bb12436fd47d1b4750e4f17601ca459d5</text:p>
          </table:table-cell>
          <table:table-cell office:value-type="float" office:value="6.16" table:style-name="ce3">
            <text:p>6.1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4e8a3d6c3bb0e0df7e39e93b9266737cda041fed</text:p>
          </table:table-cell>
          <table:table-cell office:value-type="float" office:value="6.17" table:style-name="ce3">
            <text:p>6.1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2ccec47f44931be75b93c598cb145c4803be980</text:p>
          </table:table-cell>
          <table:table-cell office:value-type="float" office:value="6.18" table:style-name="ce3">
            <text:p>6.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7e783577c8297bd74f8f12a2d4787f9cdfdfee02</text:p>
          </table:table-cell>
          <table:table-cell office:value-type="float" office:value="6.19" table:style-name="ce3">
            <text:p>6.1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2762af72b006f671d4b9efe867e66312408723f</text:p>
          </table:table-cell>
          <table:table-cell office:value-type="float" office:value="6.21" table:style-name="ce3">
            <text:p>6.2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776c4c0f98d7aadc199a8f60beab826403cf54b</text:p>
          </table:table-cell>
          <table:table-cell office:value-type="float" office:value="6.22" table:style-name="ce3">
            <text:p>6.2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5501bb976f5234f69a8cb767dc5b4ab87a9021e</text:p>
          </table:table-cell>
          <table:table-cell office:value-type="float" office:value="6.23" table:style-name="ce3">
            <text:p>6.2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73ec1e02101d9e26fb75fe8580eec218d09ba78b</text:p>
          </table:table-cell>
          <table:table-cell office:value-type="float" office:value="6.24" table:style-name="ce3">
            <text:p>6.2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813d0ddc37e34a25e798ebf8c8ecb2fc659e8b7</text:p>
          </table:table-cell>
          <table:table-cell office:value-type="float" office:value="6.25" table:style-name="ce3">
            <text:p>6.2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004df3c370eb09604c10fd89f9e86a2c037a7dd</text:p>
          </table:table-cell>
          <table:table-cell office:value-type="float" office:value="6.26" table:style-name="ce3">
            <text:p>6.2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ff3bf1f9353578bd902ce0b3879369b46c72640</text:p>
          </table:table-cell>
          <table:table-cell office:value-type="float" office:value="6.26" table:style-name="ce3">
            <text:p>6.2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073de6e606b6b7f3f44a8e8301ee87c3c978a2e2</text:p>
          </table:table-cell>
          <table:table-cell office:value-type="float" office:value="6.27" table:style-name="ce3">
            <text:p>6.2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fb53c585faf97ed5b0ecb316a4b419c969b790a</text:p>
          </table:table-cell>
          <table:table-cell office:value-type="float" office:value="6.31" table:style-name="ce3">
            <text:p>6.3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40741b5b2ac93f9d0eacd4a28b48508be0a378f9</text:p>
          </table:table-cell>
          <table:table-cell office:value-type="float" office:value="6.33" table:style-name="ce3">
            <text:p>6.3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7cac45d03854038e6854f5b1843cd491021f94bd</text:p>
          </table:table-cell>
          <table:table-cell office:value-type="float" office:value="6.33" table:style-name="ce3">
            <text:p>6.3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e87dd3db07a664f4eb34b7e0a3ac578ca8846f9</text:p>
          </table:table-cell>
          <table:table-cell office:value-type="float" office:value="6.34" table:style-name="ce3">
            <text:p>6.3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d085aa7161eb03884e0a1e98d90f8d46e030d1a</text:p>
          </table:table-cell>
          <table:table-cell office:value-type="float" office:value="6.34" table:style-name="ce3">
            <text:p>6.3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7341e1b59de6c74569853631605d1dc2d2da2e0a</text:p>
          </table:table-cell>
          <table:table-cell office:value-type="float" office:value="6.34" table:style-name="ce3">
            <text:p>6.3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7eeef145cb4a17be79b2251b164bcaf5d15a4995</text:p>
          </table:table-cell>
          <table:table-cell office:value-type="float" office:value="6.34" table:style-name="ce3">
            <text:p>6.3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08f1062e8ab6d51f404e7f639e781edc9ae5eb2</text:p>
          </table:table-cell>
          <table:table-cell office:value-type="float" office:value="6.37" table:style-name="ce3">
            <text:p>6.3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852641e2b7b084ef62df976d53340ead50e5e76</text:p>
          </table:table-cell>
          <table:table-cell office:value-type="float" office:value="6.38" table:style-name="ce3">
            <text:p>6.3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86ccf0d6187c170c299fa64d15a3705e7900a33</text:p>
          </table:table-cell>
          <table:table-cell office:value-type="float" office:value="6.38" table:style-name="ce3">
            <text:p>6.3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9abf25961f2094474ac7c9d9d85735ecfaa10f8</text:p>
          </table:table-cell>
          <table:table-cell office:value-type="float" office:value="6.38" table:style-name="ce3">
            <text:p>6.3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746be138d650a2627e814da73cf09cfbf3127bd4</text:p>
          </table:table-cell>
          <table:table-cell office:value-type="float" office:value="6.38" table:style-name="ce3">
            <text:p>6.3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0b066d297dd2f4288d95b0f4a92a8af79b542bf3</text:p>
          </table:table-cell>
          <table:table-cell office:value-type="float" office:value="6.41" table:style-name="ce3">
            <text:p>6.4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f7be2d565e2629c4ffe64c30c41252de69300c5</text:p>
          </table:table-cell>
          <table:table-cell office:value-type="float" office:value="6.41" table:style-name="ce3">
            <text:p>6.4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cc30f03509be89ad3bfd483b2bd69c999798805</text:p>
          </table:table-cell>
          <table:table-cell office:value-type="float" office:value="6.41" table:style-name="ce3">
            <text:p>6.4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0155f91fe242fe55e1af631b0f0afbe9938b185c</text:p>
          </table:table-cell>
          <table:table-cell office:value-type="float" office:value="6.42" table:style-name="ce3">
            <text:p>6.4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0fbb7000a8fd1f413cd7a06ec7baf2b1f6eb493a</text:p>
          </table:table-cell>
          <table:table-cell office:value-type="float" office:value="6.43" table:style-name="ce3">
            <text:p>6.4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4b3052a36e3e54cb3458984b0ffe5f2808445353</text:p>
          </table:table-cell>
          <table:table-cell office:value-type="float" office:value="6.43" table:style-name="ce3">
            <text:p>6.4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32d544dce1633485350dd582ed7f13fad5da3f4</text:p>
          </table:table-cell>
          <table:table-cell office:value-type="float" office:value="6.46" table:style-name="ce3">
            <text:p>6.4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639f9f46c6949536c784118cbcd036cd00c075e</text:p>
          </table:table-cell>
          <table:table-cell office:value-type="float" office:value="6.46" table:style-name="ce3">
            <text:p>6.4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7808a1989290cbf25b57bd60e74c56662eeba656</text:p>
          </table:table-cell>
          <table:table-cell office:value-type="float" office:value="6.46" table:style-name="ce3">
            <text:p>6.4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4d3eb0a9c08fa8d2fb11d00af22f7d582f106019</text:p>
          </table:table-cell>
          <table:table-cell office:value-type="float" office:value="6.48" table:style-name="ce3">
            <text:p>6.4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5fe3c7b5bf2d814b49ed3523b5a27c744ae5513</text:p>
          </table:table-cell>
          <table:table-cell office:value-type="float" office:value="6.49" table:style-name="ce3">
            <text:p>6.4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7121c17a0f6576cafa8c7c029158ad3a81873411</text:p>
          </table:table-cell>
          <table:table-cell office:value-type="float" office:value="6.49" table:style-name="ce3">
            <text:p>6.4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495933d0ca16d77c1ef1587e29f5477513109a5c</text:p>
          </table:table-cell>
          <table:table-cell office:value-type="float" office:value="6.51" table:style-name="ce3">
            <text:p>6.5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e3ff61182b7e63c5f353b54a15e95069e670f10</text:p>
          </table:table-cell>
          <table:table-cell office:value-type="float" office:value="6.53" table:style-name="ce3">
            <text:p>6.5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4528fc0fa6d591a221aba2cd316264877b73bbb9</text:p>
          </table:table-cell>
          <table:table-cell office:value-type="float" office:value="6.56" table:style-name="ce3">
            <text:p>6.5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23c4ff5313ccf709b3bc4bd3365087685440c71</text:p>
          </table:table-cell>
          <table:table-cell office:value-type="float" office:value="6.57" table:style-name="ce3">
            <text:p>6.5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29ae2687f58e75ac2bebadf8adb71b3fdbd7c11</text:p>
          </table:table-cell>
          <table:table-cell office:value-type="float" office:value="6.57" table:style-name="ce3">
            <text:p>6.5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01b7f1b1071911915956b1d54f5b7e69a7d7cb3</text:p>
          </table:table-cell>
          <table:table-cell office:value-type="float" office:value="6.58" table:style-name="ce3">
            <text:p>6.5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798e6393c36bd3b6dc0a9f97de7d4c87a6e5b252</text:p>
          </table:table-cell>
          <table:table-cell office:value-type="float" office:value="6.58" table:style-name="ce3">
            <text:p>6.5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a7424ce2a160cc7bcb097b51942e1e1ce68ddb1</text:p>
          </table:table-cell>
          <table:table-cell office:value-type="float" office:value="6.59" table:style-name="ce3">
            <text:p>6.5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0538762f44e8dfb07dc26c8c771f06080b9b2dee</text:p>
          </table:table-cell>
          <table:table-cell office:value-type="float" office:value="6.6" table:style-name="ce3">
            <text:p>6.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71c95c3471c6588b4b9ccda962ce197fc94a9b1</text:p>
          </table:table-cell>
          <table:table-cell office:value-type="float" office:value="6.6" table:style-name="ce3">
            <text:p>6.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7b7c9f4a952be9c0f4759e1991d86a3e1fbbe58</text:p>
          </table:table-cell>
          <table:table-cell office:value-type="float" office:value="6.6" table:style-name="ce3">
            <text:p>6.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0f0664021ebbec70b1d3bb5a5419e22507179671</text:p>
          </table:table-cell>
          <table:table-cell office:value-type="float" office:value="6.61" table:style-name="ce3">
            <text:p>6.6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70a904c5a7deb4ae08f111c87564b0180d572b4</text:p>
          </table:table-cell>
          <table:table-cell office:value-type="float" office:value="6.61" table:style-name="ce3">
            <text:p>6.6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6f6af52bd08c15b005618724931a558fa7049f6</text:p>
          </table:table-cell>
          <table:table-cell office:value-type="float" office:value="6.63" table:style-name="ce3">
            <text:p>6.6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4a9bfba88ed640e9690cd9f6bf4a2985f78522b</text:p>
          </table:table-cell>
          <table:table-cell office:value-type="float" office:value="6.65" table:style-name="ce3">
            <text:p>6.6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c93a0edb553ae495ba9ca047361240c278f6cf8</text:p>
          </table:table-cell>
          <table:table-cell office:value-type="float" office:value="6.65" table:style-name="ce3">
            <text:p>6.6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759ad13a7de3fc28a9ab95c56d2845442528e907</text:p>
          </table:table-cell>
          <table:table-cell office:value-type="float" office:value="6.65" table:style-name="ce3">
            <text:p>6.6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6cdb442f5361c690f8045caf5e026e7945e1965</text:p>
          </table:table-cell>
          <table:table-cell office:value-type="float" office:value="6.66" table:style-name="ce3">
            <text:p>6.6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0821ac06ae77101d7dd9b8dd103f79ffa46657ab</text:p>
          </table:table-cell>
          <table:table-cell office:value-type="float" office:value="6.67" table:style-name="ce3">
            <text:p>6.6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0bf111a9caedf02804f6991792490e63bc21058a</text:p>
          </table:table-cell>
          <table:table-cell office:value-type="float" office:value="6.67" table:style-name="ce3">
            <text:p>6.6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3b6ac5e8631fb9ee19cfaf3dd4a93928d47bcc3</text:p>
          </table:table-cell>
          <table:table-cell office:value-type="float" office:value="6.67" table:style-name="ce3">
            <text:p>6.6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7fd8930995a4978e8378d28a84e0aaf3ad85c2d</text:p>
          </table:table-cell>
          <table:table-cell office:value-type="float" office:value="6.67" table:style-name="ce3">
            <text:p>6.6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80a4c5f90b6d7bd4993c51385fb00b4d32d2834</text:p>
          </table:table-cell>
          <table:table-cell office:value-type="float" office:value="6.68" table:style-name="ce3">
            <text:p>6.6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c3928fd78413712a00cd78e6ec020b2cfc666fa</text:p>
          </table:table-cell>
          <table:table-cell office:value-type="float" office:value="6.68" table:style-name="ce3">
            <text:p>6.6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42fedf0a6f68d54738709e096f9352ccb17dc072</text:p>
          </table:table-cell>
          <table:table-cell office:value-type="float" office:value="6.69" table:style-name="ce3">
            <text:p>6.6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76f5d35cd62f4c2d48632c8b82a04bed0e161226</text:p>
          </table:table-cell>
          <table:table-cell office:value-type="float" office:value="6.7" table:style-name="ce3">
            <text:p>6.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71922831538deb39791562bd384acdf91531999</text:p>
          </table:table-cell>
          <table:table-cell office:value-type="float" office:value="6.71" table:style-name="ce3">
            <text:p>6.7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46c8737a68c560054cc624da19920821d13990f</text:p>
          </table:table-cell>
          <table:table-cell office:value-type="float" office:value="6.75" table:style-name="ce3">
            <text:p>6.7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83e4ca230ab9b35d221d09d335850af44966b772</text:p>
          </table:table-cell>
          <table:table-cell office:value-type="float" office:value="6.75" table:style-name="ce3">
            <text:p>6.7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09abbd71d6dc57c03605bdc4ffe90dce74c4f10</text:p>
          </table:table-cell>
          <table:table-cell office:value-type="float" office:value="6.76" table:style-name="ce3">
            <text:p>6.7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063c339a318b967ec77cd523f9ae4c62a7afa083</text:p>
          </table:table-cell>
          <table:table-cell office:value-type="float" office:value="6.77" table:style-name="ce3">
            <text:p>6.7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9ab839c37c0269b14691b473ad894ba12e1afbc</text:p>
          </table:table-cell>
          <table:table-cell office:value-type="float" office:value="6.77" table:style-name="ce3">
            <text:p>6.7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f968a678a61cc1179708dc2820405e288ca9c67</text:p>
          </table:table-cell>
          <table:table-cell office:value-type="float" office:value="6.79" table:style-name="ce3">
            <text:p>6.7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4d144dbc7891709d9bac5db5ee19a761a768c1f</text:p>
          </table:table-cell>
          <table:table-cell office:value-type="float" office:value="6.79" table:style-name="ce3">
            <text:p>6.7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791e60a07f6b6776d54f791791828b1895c9b670</text:p>
          </table:table-cell>
          <table:table-cell office:value-type="float" office:value="6.8" table:style-name="ce3">
            <text:p>6.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070671333adf94dadc433fcafc872c6301dd0744</text:p>
          </table:table-cell>
          <table:table-cell office:value-type="float" office:value="6.81" table:style-name="ce3">
            <text:p>6.8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e1f50c4e471c3ba307802b396b7d0a16706005</text:p>
          </table:table-cell>
          <table:table-cell office:value-type="float" office:value="6.81" table:style-name="ce3">
            <text:p>6.8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1f5d8226ebf0108a5a4ecad896a990ecb369247</text:p>
          </table:table-cell>
          <table:table-cell office:value-type="float" office:value="6.82" table:style-name="ce3">
            <text:p>6.8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fa311a94bc0da6d97955730d071ad6fcc770bfd</text:p>
          </table:table-cell>
          <table:table-cell office:value-type="float" office:value="6.82" table:style-name="ce3">
            <text:p>6.8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8616da3cef2b76fe70a90919a689b8f38ce0030</text:p>
          </table:table-cell>
          <table:table-cell office:value-type="float" office:value="6.83" table:style-name="ce3">
            <text:p>6.8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92e213a160245cc3c07bc300b6ada19b15089e4</text:p>
          </table:table-cell>
          <table:table-cell office:value-type="float" office:value="6.83" table:style-name="ce3">
            <text:p>6.8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b1f3237bb60db7f72540e004a1596c7ff3fd549</text:p>
          </table:table-cell>
          <table:table-cell office:value-type="float" office:value="6.84" table:style-name="ce3">
            <text:p>6.8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4bb463f3e32f05b9a1e323adc2a51603dabc75bc</text:p>
          </table:table-cell>
          <table:table-cell office:value-type="float" office:value="6.84" table:style-name="ce3">
            <text:p>6.8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4d9d9337a0bc50984b35ecd772dee54b88ade32f</text:p>
          </table:table-cell>
          <table:table-cell office:value-type="float" office:value="6.85" table:style-name="ce3">
            <text:p>6.8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82f9404672305675b631cad221087429c078b8ea</text:p>
          </table:table-cell>
          <table:table-cell office:value-type="float" office:value="6.86" table:style-name="ce3">
            <text:p>6.8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08838c74dc4154d8f49b1408d27fb46ccb92d329</text:p>
          </table:table-cell>
          <table:table-cell office:value-type="float" office:value="6.87" table:style-name="ce3">
            <text:p>6.8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be1500e597852e42bb7fe17591b933e0bb44f93</text:p>
          </table:table-cell>
          <table:table-cell office:value-type="float" office:value="6.88" table:style-name="ce3">
            <text:p>6.8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c499f0944773b5ae529a4356d92df5ce8ca7c0c</text:p>
          </table:table-cell>
          <table:table-cell office:value-type="float" office:value="6.88" table:style-name="ce3">
            <text:p>6.8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0ba5c041f797e8baecc5f32034046994b801cbcf</text:p>
          </table:table-cell>
          <table:table-cell office:value-type="float" office:value="6.89" table:style-name="ce3">
            <text:p>6.8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f4cbc9afdd23132d572c5f7a81b4e9b19b8081d</text:p>
          </table:table-cell>
          <table:table-cell office:value-type="float" office:value="6.89" table:style-name="ce3">
            <text:p>6.8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761459daa69061bdf66d850ebf8877f0c84e48ae</text:p>
          </table:table-cell>
          <table:table-cell office:value-type="float" office:value="6.9" table:style-name="ce3">
            <text:p>6.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771f7a4ff0b16239a5f4a828485e057bd3069308</text:p>
          </table:table-cell>
          <table:table-cell office:value-type="float" office:value="6.9" table:style-name="ce3">
            <text:p>6.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47e01709f5df0b8793de34e70e8ddd9f8aa16d60</text:p>
          </table:table-cell>
          <table:table-cell office:value-type="float" office:value="6.91" table:style-name="ce3">
            <text:p>6.9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ebe95d992ea2c39c13123c6174d22b6945291bb</text:p>
          </table:table-cell>
          <table:table-cell office:value-type="float" office:value="6.91" table:style-name="ce3">
            <text:p>6.9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835496e3328ccd7ac2ffed3867840e1dce5da83f</text:p>
          </table:table-cell>
          <table:table-cell office:value-type="float" office:value="6.91" table:style-name="ce3">
            <text:p>6.9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4d5f92f22244e37d20f783e571539a2d2e4e58d8</text:p>
          </table:table-cell>
          <table:table-cell office:value-type="float" office:value="6.92" table:style-name="ce3">
            <text:p>6.9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087b52a3ea36e6b24f13b867546d94cac05b299</text:p>
          </table:table-cell>
          <table:table-cell office:value-type="float" office:value="6.92" table:style-name="ce3">
            <text:p>6.9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fbcd4642d21aaa8ade10f9e23e70012e2b4afe0</text:p>
          </table:table-cell>
          <table:table-cell office:value-type="float" office:value="6.92" table:style-name="ce3">
            <text:p>6.9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0bd4c0cd006b55dbfa7806aa4b45926119ce9540</text:p>
          </table:table-cell>
          <table:table-cell office:value-type="float" office:value="6.93" table:style-name="ce3">
            <text:p>6.9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737dd3b5a70f36e8bb79f4c5cf86c7ccfb1e7d55</text:p>
          </table:table-cell>
          <table:table-cell office:value-type="float" office:value="6.93" table:style-name="ce3">
            <text:p>6.9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797c7c555f32a47816ca7f0c017002a2131c132a</text:p>
          </table:table-cell>
          <table:table-cell office:value-type="float" office:value="6.93" table:style-name="ce3">
            <text:p>6.9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70453bef40f448016841b0ca5ad2e07143bf5a</text:p>
          </table:table-cell>
          <table:table-cell office:value-type="float" office:value="6.95" table:style-name="ce3">
            <text:p>6.9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6374d5fbb53e326323e8de92a0745452c1142cf</text:p>
          </table:table-cell>
          <table:table-cell office:value-type="float" office:value="6.95" table:style-name="ce3">
            <text:p>6.9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7a7bd043dfb44f7b90dcb37b669e89afcd79d234</text:p>
          </table:table-cell>
          <table:table-cell office:value-type="float" office:value="6.95" table:style-name="ce3">
            <text:p>6.9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81f9930593d1612075b0a4831e1219e9ebbe5aac</text:p>
          </table:table-cell>
          <table:table-cell office:value-type="float" office:value="6.97" table:style-name="ce3">
            <text:p>6.9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e59ca9160cbe32a3bebef6df4339e30a16d0dfd</text:p>
          </table:table-cell>
          <table:table-cell office:value-type="float" office:value="6.98" table:style-name="ce3">
            <text:p>6.9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4dcdd4c95ba88786172619ebea8aad4ec757a150</text:p>
          </table:table-cell>
          <table:table-cell office:value-type="float" office:value="7.01" table:style-name="ce3">
            <text:p>7.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02c88d535d7393d30ce3338174d0a17ee7e8b8cc</text:p>
          </table:table-cell>
          <table:table-cell office:value-type="float" office:value="7.02" table:style-name="ce3">
            <text:p>7.0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49da363dc17a0db86c70a20f515608629bced9ed</text:p>
          </table:table-cell>
          <table:table-cell office:value-type="float" office:value="7.02" table:style-name="ce3">
            <text:p>7.0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806b5e171e5cd80e62cc28bc7fb644f6b50399de</text:p>
          </table:table-cell>
          <table:table-cell office:value-type="float" office:value="7.02" table:style-name="ce3">
            <text:p>7.0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40c0843e6cba7960b4a4fc631d0831b9242a9778</text:p>
          </table:table-cell>
          <table:table-cell office:value-type="float" office:value="7.03" table:style-name="ce3">
            <text:p>7.0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49428bbbf72ee0208d581e31efb1db2dca5605f4</text:p>
          </table:table-cell>
          <table:table-cell office:value-type="float" office:value="7.03" table:style-name="ce3">
            <text:p>7.0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8ab0634383006fc63de206822832e26d4c06c3f</text:p>
          </table:table-cell>
          <table:table-cell office:value-type="float" office:value="7.03" table:style-name="ce3">
            <text:p>7.0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399fb9cc4f115ff1d6a41cf169d8ebd200c3418</text:p>
          </table:table-cell>
          <table:table-cell office:value-type="float" office:value="7.04" table:style-name="ce3">
            <text:p>7.0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a25a7b40408f3636b36d763cadc72c5ae6b628e</text:p>
          </table:table-cell>
          <table:table-cell office:value-type="float" office:value="7.05" table:style-name="ce3">
            <text:p>7.0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cde31c0a8378da5d6c2767652ec108deb9135a6</text:p>
          </table:table-cell>
          <table:table-cell office:value-type="float" office:value="7.06" table:style-name="ce3">
            <text:p>7.0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0da060bd0084795a07f5e69e6884f7870822cf6</text:p>
          </table:table-cell>
          <table:table-cell office:value-type="float" office:value="7.06" table:style-name="ce3">
            <text:p>7.0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09d7c77e7a150b6990a3372f7cb24da0c0e7e07</text:p>
          </table:table-cell>
          <table:table-cell office:value-type="float" office:value="7.07" table:style-name="ce3">
            <text:p>7.0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3b9e4710dc86e953960ebd2fbae7721d24fdc2a</text:p>
          </table:table-cell>
          <table:table-cell office:value-type="float" office:value="7.08" table:style-name="ce3">
            <text:p>7.0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55290f106d7951f353d1290f55d95a5a1535e90</text:p>
          </table:table-cell>
          <table:table-cell office:value-type="float" office:value="7.08" table:style-name="ce3">
            <text:p>7.0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822ad8b0277c775adf78b39385d63e7878b1069</text:p>
          </table:table-cell>
          <table:table-cell office:value-type="float" office:value="7.08" table:style-name="ce3">
            <text:p>7.0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a4b69992c879b4e5f64e848ffdddc2f2f401e44</text:p>
          </table:table-cell>
          <table:table-cell office:value-type="float" office:value="7.09" table:style-name="ce3">
            <text:p>7.0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db8dc5d1005cd6d742fd9bfba759aeb2babab66</text:p>
          </table:table-cell>
          <table:table-cell office:value-type="float" office:value="7.09" table:style-name="ce3">
            <text:p>7.0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bdad6ba65de3948b9939ebd98d80b03fe3f8e93</text:p>
          </table:table-cell>
          <table:table-cell office:value-type="float" office:value="7.09" table:style-name="ce3">
            <text:p>7.0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1291814d7295814cfccb336e38a08ceb9c7aba9</text:p>
          </table:table-cell>
          <table:table-cell office:value-type="float" office:value="7.09" table:style-name="ce3">
            <text:p>7.0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a6a418be08d9f0184a804b2700a0d58950b219c</text:p>
          </table:table-cell>
          <table:table-cell office:value-type="float" office:value="7.1" table:style-name="ce3">
            <text:p>7.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79fb09750bdb85310622bf240e1060ef8de8bce1</text:p>
          </table:table-cell>
          <table:table-cell office:value-type="float" office:value="7.1" table:style-name="ce3">
            <text:p>7.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0af47eed4e0bd9c21637fc39db8fc17fedb6b1c0</text:p>
          </table:table-cell>
          <table:table-cell office:value-type="float" office:value="7.11" table:style-name="ce3">
            <text:p>7.1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89a5bdde1fa9c49f221f19a10f636e81da724f5</text:p>
          </table:table-cell>
          <table:table-cell office:value-type="float" office:value="7.11" table:style-name="ce3">
            <text:p>7.1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47e1eb91096f9e59b0faf185a88d41343c073d83</text:p>
          </table:table-cell>
          <table:table-cell office:value-type="float" office:value="7.11" table:style-name="ce3">
            <text:p>7.1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4ef92a2d691e24dbfc22f9e0e4a6bee899ccf849</text:p>
          </table:table-cell>
          <table:table-cell office:value-type="float" office:value="7.11" table:style-name="ce3">
            <text:p>7.1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2b47658ae606bb95f1bbf1e1dc86accc255e926</text:p>
          </table:table-cell>
          <table:table-cell office:value-type="float" office:value="7.12" table:style-name="ce3">
            <text:p>7.1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bdbd12c28f576e6dc4242177fbf9829e65c4726</text:p>
          </table:table-cell>
          <table:table-cell office:value-type="float" office:value="7.12" table:style-name="ce3">
            <text:p>7.1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797a55490bd05c98e9b604b19c3ab90125c9431b</text:p>
          </table:table-cell>
          <table:table-cell office:value-type="float" office:value="7.12" table:style-name="ce3">
            <text:p>7.1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4069b40bebe0372926fcd92429f7431e300e6b52</text:p>
          </table:table-cell>
          <table:table-cell office:value-type="float" office:value="7.13" table:style-name="ce3">
            <text:p>7.1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40d6052a7ccec94dae8348e5249381afabbbc985</text:p>
          </table:table-cell>
          <table:table-cell office:value-type="float" office:value="7.13" table:style-name="ce3">
            <text:p>7.1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4b8a55e82d9825fa7440b91e638577957567752d</text:p>
          </table:table-cell>
          <table:table-cell office:value-type="float" office:value="7.13" table:style-name="ce3">
            <text:p>7.1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6227f631ff63a4f02f7d69bda90131df9bab5dc</text:p>
          </table:table-cell>
          <table:table-cell office:value-type="float" office:value="7.14" table:style-name="ce3">
            <text:p>7.1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e854d8ecfe5f767abb76d3ce56b6bcf495047eb</text:p>
          </table:table-cell>
          <table:table-cell office:value-type="float" office:value="7.14" table:style-name="ce3">
            <text:p>7.1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853851c5433317284f37cd530d642560effc35a</text:p>
          </table:table-cell>
          <table:table-cell office:value-type="float" office:value="7.15" table:style-name="ce3">
            <text:p>7.1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72ebebdb431cf5dbd216ed0c16660f40a963b082</text:p>
          </table:table-cell>
          <table:table-cell office:value-type="float" office:value="7.15" table:style-name="ce3">
            <text:p>7.1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ffa1b41cbeda2e9683f9d608b9dccdc31323452</text:p>
          </table:table-cell>
          <table:table-cell office:value-type="float" office:value="7.16" table:style-name="ce3">
            <text:p>7.1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0d05b13c0460dbd3e3e99537d6eb4665b0dd194b</text:p>
          </table:table-cell>
          <table:table-cell office:value-type="float" office:value="7.17" table:style-name="ce3">
            <text:p>7.1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6c932032169ad849d274427dcbdcfb190f843d8</text:p>
          </table:table-cell>
          <table:table-cell office:value-type="float" office:value="7.17" table:style-name="ce3">
            <text:p>7.1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c8d3dd9026554402b67ab061544d47532898f6f</text:p>
          </table:table-cell>
          <table:table-cell office:value-type="float" office:value="7.18" table:style-name="ce3">
            <text:p>7.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75aa1fd61921d68f59be09d2146a4b2b9442f41f</text:p>
          </table:table-cell>
          <table:table-cell office:value-type="float" office:value="7.18" table:style-name="ce3">
            <text:p>7.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83e22c7d80399e360122a5d33f26844b8c04a6af</text:p>
          </table:table-cell>
          <table:table-cell office:value-type="float" office:value="7.18" table:style-name="ce3">
            <text:p>7.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2d6e24985ac80a581968fb1f36d699e6dd1cd33</text:p>
          </table:table-cell>
          <table:table-cell office:value-type="float" office:value="7.19" table:style-name="ce3">
            <text:p>7.1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dc71a85b12614f2b7b995f3b9482d48f8e289e4</text:p>
          </table:table-cell>
          <table:table-cell office:value-type="float" office:value="7.2" table:style-name="ce3">
            <text:p>7.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0e51dc16b3d9de6cbcada8abb58ddeddb448b6e8</text:p>
          </table:table-cell>
          <table:table-cell office:value-type="float" office:value="7.21" table:style-name="ce3">
            <text:p>7.2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2292d33bf302f4cc04f07ef928db72b2736c06d</text:p>
          </table:table-cell>
          <table:table-cell office:value-type="float" office:value="7.21" table:style-name="ce3">
            <text:p>7.2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78ede02e6c03a1eb32ff3f464f4f7ae3e6510766</text:p>
          </table:table-cell>
          <table:table-cell office:value-type="float" office:value="7.21" table:style-name="ce3">
            <text:p>7.2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4e9c7d5220ae70aadd1e37038e74bba41439d65</text:p>
          </table:table-cell>
          <table:table-cell office:value-type="float" office:value="7.22" table:style-name="ce3">
            <text:p>7.2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9c377ef0f1c724f59024bd4c2a7fa5d36e50432</text:p>
          </table:table-cell>
          <table:table-cell office:value-type="float" office:value="7.22" table:style-name="ce3">
            <text:p>7.2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80fc80505e08153a938e34945ea74064467c5e12</text:p>
          </table:table-cell>
          <table:table-cell office:value-type="float" office:value="7.22" table:style-name="ce3">
            <text:p>7.2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820104bdd2c9a722be349ae3a23eb42926eac969</text:p>
          </table:table-cell>
          <table:table-cell office:value-type="float" office:value="7.22" table:style-name="ce3">
            <text:p>7.2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016f87a7bd87f233a8633fba8a1ca7ef5c3c63c1</text:p>
          </table:table-cell>
          <table:table-cell office:value-type="float" office:value="7.23" table:style-name="ce3">
            <text:p>7.2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04d32bf7b10a238244d3e1acc3bcf53a449daf99</text:p>
          </table:table-cell>
          <table:table-cell office:value-type="float" office:value="7.23" table:style-name="ce3">
            <text:p>7.2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fec28e4753dac81fb5354793029a3a2f81c7b7a</text:p>
          </table:table-cell>
          <table:table-cell office:value-type="float" office:value="7.23" table:style-name="ce3">
            <text:p>7.2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00b6dd4fc7eb817e03708c532016ef30ce564a61</text:p>
          </table:table-cell>
          <table:table-cell office:value-type="float" office:value="7.24" table:style-name="ce3">
            <text:p>7.2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0708257bf26f0b517a6fa6acaa444d13f6006fc</text:p>
          </table:table-cell>
          <table:table-cell office:value-type="float" office:value="7.24" table:style-name="ce3">
            <text:p>7.2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7f697ac574661dca982dcd95ba358bde5b48a8e</text:p>
          </table:table-cell>
          <table:table-cell office:value-type="float" office:value="7.24" table:style-name="ce3">
            <text:p>7.2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7adf3466bea259fdaa24fa131ca2c4d63e9a59e6</text:p>
          </table:table-cell>
          <table:table-cell office:value-type="float" office:value="7.24" table:style-name="ce3">
            <text:p>7.2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37ffd846ed245676a14f1d5e8676a4ef646182b</text:p>
          </table:table-cell>
          <table:table-cell office:value-type="float" office:value="7.25" table:style-name="ce3">
            <text:p>7.2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e09b1a5541a443716e68239b181fc116425a9b2</text:p>
          </table:table-cell>
          <table:table-cell office:value-type="float" office:value="7.25" table:style-name="ce3">
            <text:p>7.2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0f17ae2d9048b293cc969aa8668b365f9773f1b</text:p>
          </table:table-cell>
          <table:table-cell office:value-type="float" office:value="7.25" table:style-name="ce3">
            <text:p>7.2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3a48a8028d2dd6ed42c47be4588ac5a909076b</text:p>
          </table:table-cell>
          <table:table-cell office:value-type="float" office:value="7.26" table:style-name="ce3">
            <text:p>7.2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caf61bb383eed4daa553e074208e84cdbdd7df0</text:p>
          </table:table-cell>
          <table:table-cell office:value-type="float" office:value="7.26" table:style-name="ce3">
            <text:p>7.2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49d11fa2e8d68ac09ecdacb94a96c95c95205ff9</text:p>
          </table:table-cell>
          <table:table-cell office:value-type="float" office:value="7.26" table:style-name="ce3">
            <text:p>7.2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f9c45656b2c3a8cd9c394c878d0ec7d738be090</text:p>
          </table:table-cell>
          <table:table-cell office:value-type="float" office:value="7.26" table:style-name="ce3">
            <text:p>7.2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75ef6c3aff156ef52aa846c2fc3b26271e50e335</text:p>
          </table:table-cell>
          <table:table-cell office:value-type="float" office:value="7.26" table:style-name="ce3">
            <text:p>7.2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05b7c7d664702d3677ddbf5a03e976e24b16544c</text:p>
          </table:table-cell>
          <table:table-cell office:value-type="float" office:value="7.28" table:style-name="ce3">
            <text:p>7.2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01122b3ef7e59b84189e65985305f575d6bdf83c</text:p>
          </table:table-cell>
          <table:table-cell office:value-type="float" office:value="7.3" table:style-name="ce3">
            <text:p>7.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0b18b1d653e0d031e1aee9129432b668c4264d3f</text:p>
          </table:table-cell>
          <table:table-cell office:value-type="float" office:value="7.3" table:style-name="ce3">
            <text:p>7.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48832ca57fb72952c11805aa0975c2273273ba58</text:p>
          </table:table-cell>
          <table:table-cell office:value-type="float" office:value="7.3" table:style-name="ce3">
            <text:p>7.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8481a7f00c3d30473b01a8a3cff2564948d24902</text:p>
          </table:table-cell>
          <table:table-cell office:value-type="float" office:value="7.3" table:style-name="ce3">
            <text:p>7.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0ac20d28419a43394bc94b257c7aab70e87f1675</text:p>
          </table:table-cell>
          <table:table-cell office:value-type="float" office:value="7.31" table:style-name="ce3">
            <text:p>7.3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63d3494b7918fffc4e59beed6c76eb7d05b2c64</text:p>
          </table:table-cell>
          <table:table-cell office:value-type="float" office:value="7.31" table:style-name="ce3">
            <text:p>7.3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b0ac0ebdcb3aaed7a9a3aa2f9c11919ccce9555</text:p>
          </table:table-cell>
          <table:table-cell office:value-type="float" office:value="7.31" table:style-name="ce3">
            <text:p>7.3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7b7d0625e7d073af7c6fa7c1df5ca43ab1232aba</text:p>
          </table:table-cell>
          <table:table-cell office:value-type="float" office:value="7.31" table:style-name="ce3">
            <text:p>7.3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494ceabf1266854738ca9832b601000a8a3cde24</text:p>
          </table:table-cell>
          <table:table-cell office:value-type="float" office:value="7.32" table:style-name="ce3">
            <text:p>7.3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451995ad71437eece77b5677b3d5eead3b2d45c</text:p>
          </table:table-cell>
          <table:table-cell office:value-type="float" office:value="7.32" table:style-name="ce3">
            <text:p>7.3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f99a507851fb9a8ae9776ede538789cae61a22a</text:p>
          </table:table-cell>
          <table:table-cell office:value-type="float" office:value="7.32" table:style-name="ce3">
            <text:p>7.3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2ed6401f9b9f97f6603c04fb2be3a83d495f12</text:p>
          </table:table-cell>
          <table:table-cell office:value-type="float" office:value="7.33" table:style-name="ce3">
            <text:p>7.3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e1dbf534b47dc518c2d4d577d312f6969d9e6b9</text:p>
          </table:table-cell>
          <table:table-cell office:value-type="float" office:value="7.33" table:style-name="ce3">
            <text:p>7.3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6b3554a4a43514e497a667b0efee344df2ed21c</text:p>
          </table:table-cell>
          <table:table-cell office:value-type="float" office:value="7.33" table:style-name="ce3">
            <text:p>7.3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b8a39007e56cacf54e6520da942fdb70d8d588e</text:p>
          </table:table-cell>
          <table:table-cell office:value-type="float" office:value="7.33" table:style-name="ce3">
            <text:p>7.3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72a34636b5a1de1c3796e43d5abc564b4d0803e7</text:p>
          </table:table-cell>
          <table:table-cell office:value-type="float" office:value="7.33" table:style-name="ce3">
            <text:p>7.3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7e585ba8095284ba4d7f920b37ee3e76ab6caa4c</text:p>
          </table:table-cell>
          <table:table-cell office:value-type="float" office:value="7.33" table:style-name="ce3">
            <text:p>7.3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017ec1bbad0d598e5a86ac3bd595b870b6456e61</text:p>
          </table:table-cell>
          <table:table-cell office:value-type="float" office:value="7.34" table:style-name="ce3">
            <text:p>7.3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a3cf426569ff3ed1638fefb8d0a7bca73e0bdb7</text:p>
          </table:table-cell>
          <table:table-cell office:value-type="float" office:value="7.34" table:style-name="ce3">
            <text:p>7.3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463ef2266d31ca7f0bca92bfcc9ae7301addb58b</text:p>
          </table:table-cell>
          <table:table-cell office:value-type="float" office:value="7.34" table:style-name="ce3">
            <text:p>7.3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01f6ef9ac0e3eaee34c2357da968672bafbff95</text:p>
          </table:table-cell>
          <table:table-cell office:value-type="float" office:value="7.34" table:style-name="ce3">
            <text:p>7.3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0efa6979b217c6f12b5fa0990d669c499e6d2b6</text:p>
          </table:table-cell>
          <table:table-cell office:value-type="float" office:value="7.34" table:style-name="ce3">
            <text:p>7.3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4d07438f7fbb0b4c2fece774289f09dbdf9de5f</text:p>
          </table:table-cell>
          <table:table-cell office:value-type="float" office:value="7.34" table:style-name="ce3">
            <text:p>7.3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4a187324e5c8bb2723a6f51a038acfef94a7538</text:p>
          </table:table-cell>
          <table:table-cell office:value-type="float" office:value="7.35" table:style-name="ce3">
            <text:p>7.3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713e625391a72ed8f0780919b1c3e45af56ff94b</text:p>
          </table:table-cell>
          <table:table-cell office:value-type="float" office:value="7.35" table:style-name="ce3">
            <text:p>7.3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0aff6f7083979073168bbdd6c227015eb09eced9</text:p>
          </table:table-cell>
          <table:table-cell office:value-type="float" office:value="7.38" table:style-name="ce3">
            <text:p>7.3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f2abfea66cd61a09939960e751666a2c0913430</text:p>
          </table:table-cell>
          <table:table-cell office:value-type="float" office:value="7.38" table:style-name="ce3">
            <text:p>7.3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47df99ea72a42d6c12d6bd7b58ca0b2e163182e</text:p>
          </table:table-cell>
          <table:table-cell office:value-type="float" office:value="7.39" table:style-name="ce3">
            <text:p>7.3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d8d550e8b7d9a0629bdd8e0ae73f8f0ac74b1a6</text:p>
          </table:table-cell>
          <table:table-cell office:value-type="float" office:value="7.4" table:style-name="ce3">
            <text:p>7.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4a0f49c2a5e9766ab2ea0aea95a12b763faff0a0</text:p>
          </table:table-cell>
          <table:table-cell office:value-type="float" office:value="7.4" table:style-name="ce3">
            <text:p>7.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020ef1c31cb4751bbfa1a88fba782db3c402e2fa</text:p>
          </table:table-cell>
          <table:table-cell office:value-type="float" office:value="7.41" table:style-name="ce3">
            <text:p>7.4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43fdbefc9ba427b841fbd52b7999b2a996562af</text:p>
          </table:table-cell>
          <table:table-cell office:value-type="float" office:value="7.41" table:style-name="ce3">
            <text:p>7.4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448e09eb2299c7bc3435e9a680e5e7e81b6d732f</text:p>
          </table:table-cell>
          <table:table-cell office:value-type="float" office:value="7.41" table:style-name="ce3">
            <text:p>7.4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4e3603a6303b1bb5fb0ec4a0d8ec39ae3e0afe0f</text:p>
          </table:table-cell>
          <table:table-cell office:value-type="float" office:value="7.41" table:style-name="ce3">
            <text:p>7.4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b49ef6e8a438750ee1aa79f7ef846fcb7ca2005</text:p>
          </table:table-cell>
          <table:table-cell office:value-type="float" office:value="7.41" table:style-name="ce3">
            <text:p>7.4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ce192d1bbeca43c01873d6cd5a6318f4050fa56</text:p>
          </table:table-cell>
          <table:table-cell office:value-type="float" office:value="7.42" table:style-name="ce3">
            <text:p>7.4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448866b737d07d7d184e7c1111b8f50d1b8fe91b</text:p>
          </table:table-cell>
          <table:table-cell office:value-type="float" office:value="7.42" table:style-name="ce3">
            <text:p>7.4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785407c3fa2ce2c79a914657d9a4610ae1e5078</text:p>
          </table:table-cell>
          <table:table-cell office:value-type="float" office:value="7.43" table:style-name="ce3">
            <text:p>7.4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abf62f1e76bc5ac164061cff2a8171d6b6de657</text:p>
          </table:table-cell>
          <table:table-cell office:value-type="float" office:value="7.44" table:style-name="ce3">
            <text:p>7.4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7171736c863d464860b4e3f674d78a101f12de4d</text:p>
          </table:table-cell>
          <table:table-cell office:value-type="float" office:value="7.44" table:style-name="ce3">
            <text:p>7.4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63d37689dbb1044d8118782303415a1eac550df</text:p>
          </table:table-cell>
          <table:table-cell office:value-type="float" office:value="7.45" table:style-name="ce3">
            <text:p>7.4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15b83340476d3a8338543ccdc95dbc86bddb3ab</text:p>
          </table:table-cell>
          <table:table-cell office:value-type="float" office:value="7.45" table:style-name="ce3">
            <text:p>7.4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504396737eadc63295f751ebf765c22b35b23db</text:p>
          </table:table-cell>
          <table:table-cell office:value-type="float" office:value="7.45" table:style-name="ce3">
            <text:p>7.4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b8aca58cb2c7cbcbb8918f50669eb821d5a7fad</text:p>
          </table:table-cell>
          <table:table-cell office:value-type="float" office:value="7.45" table:style-name="ce3">
            <text:p>7.4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39fff79c43561c995b29972a962ccec846c599f</text:p>
          </table:table-cell>
          <table:table-cell office:value-type="float" office:value="7.46" table:style-name="ce3">
            <text:p>7.4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d8d3a121d5e9126056c0676ac7ad2661696a572</text:p>
          </table:table-cell>
          <table:table-cell office:value-type="float" office:value="7.46" table:style-name="ce3">
            <text:p>7.4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47dd6aaab297d6a9328c244eec940904d58293b</text:p>
          </table:table-cell>
          <table:table-cell office:value-type="float" office:value="7.47" table:style-name="ce3">
            <text:p>7.4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6740228a725504db879896a9c28c03676fef710</text:p>
          </table:table-cell>
          <table:table-cell office:value-type="float" office:value="7.47" table:style-name="ce3">
            <text:p>7.4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f5b8f8813e31d5f85f814585ee37e835a6c766b</text:p>
          </table:table-cell>
          <table:table-cell office:value-type="float" office:value="7.47" table:style-name="ce3">
            <text:p>7.4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38c5848f009c004f0b8e2379316d5ec18332ff8</text:p>
          </table:table-cell>
          <table:table-cell office:value-type="float" office:value="7.48" table:style-name="ce3">
            <text:p>7.4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48b6d4b1c95ee18825cb3cdd69c033a10f3633e</text:p>
          </table:table-cell>
          <table:table-cell office:value-type="float" office:value="7.48" table:style-name="ce3">
            <text:p>7.4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b62f15056932dddf225da7f5e30911e316f7ed</text:p>
          </table:table-cell>
          <table:table-cell office:value-type="float" office:value="7.49" table:style-name="ce3">
            <text:p>7.4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45147b7f31a588b0c4245845675f7856f4dfae30</text:p>
          </table:table-cell>
          <table:table-cell office:value-type="float" office:value="7.49" table:style-name="ce3">
            <text:p>7.4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af239a466d0a8e17a8daf66709fded23576c37d</text:p>
          </table:table-cell>
          <table:table-cell office:value-type="float" office:value="7.49" table:style-name="ce3">
            <text:p>7.4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2c35ca39326ade9737d75b21c46054e64ab67f9</text:p>
          </table:table-cell>
          <table:table-cell office:value-type="float" office:value="7.49" table:style-name="ce3">
            <text:p>7.4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845acd04a77b3d1b623f255d9f9f8eae90892dab</text:p>
          </table:table-cell>
          <table:table-cell office:value-type="float" office:value="7.49" table:style-name="ce3">
            <text:p>7.4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014c59c6433fd764a0b08de6ffeb757eaf60aa73</text:p>
          </table:table-cell>
          <table:table-cell office:value-type="float" office:value="7.5" table:style-name="ce3">
            <text:p>7.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427d12cf7a43c66b921bdd9de261fb9b452b2b9</text:p>
          </table:table-cell>
          <table:table-cell office:value-type="float" office:value="7.5" table:style-name="ce3">
            <text:p>7.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5ef1cb9ba9a618396f8f82aefdc261d00864381</text:p>
          </table:table-cell>
          <table:table-cell office:value-type="float" office:value="7.5" table:style-name="ce3">
            <text:p>7.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7421dc59c1514a7edc7708657e57a6439e88585</text:p>
          </table:table-cell>
          <table:table-cell office:value-type="float" office:value="7.5" table:style-name="ce3">
            <text:p>7.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b05f3073cf136c387ede39d4e605eefa19a4886</text:p>
          </table:table-cell>
          <table:table-cell office:value-type="float" office:value="7.5" table:style-name="ce3">
            <text:p>7.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7faa61077b62629df7a5b7c828f98b2337a2dfdb</text:p>
          </table:table-cell>
          <table:table-cell office:value-type="float" office:value="7.5" table:style-name="ce3">
            <text:p>7.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b30ad6d355a521cb70e2eff2efe28c3d2fcec9e</text:p>
          </table:table-cell>
          <table:table-cell office:value-type="float" office:value="7.51" table:style-name="ce3">
            <text:p>7.5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ebc44186d8093752e9c9ad97b67114006718300</text:p>
          </table:table-cell>
          <table:table-cell office:value-type="float" office:value="7.51" table:style-name="ce3">
            <text:p>7.5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015441ae521554bb4d04b1e3bad620170a43d79</text:p>
          </table:table-cell>
          <table:table-cell office:value-type="float" office:value="7.51" table:style-name="ce3">
            <text:p>7.5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4ff3fa101f0b4c9777b996d2e1b338a529eedb6b</text:p>
          </table:table-cell>
          <table:table-cell office:value-type="float" office:value="7.52" table:style-name="ce3">
            <text:p>7.5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9b200a293efc47d832e89333a4adff338261538</text:p>
          </table:table-cell>
          <table:table-cell office:value-type="float" office:value="7.52" table:style-name="ce3">
            <text:p>7.5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4354d2cff31b4330ad9e939b18cc8fce8c1c085</text:p>
          </table:table-cell>
          <table:table-cell office:value-type="float" office:value="7.54" table:style-name="ce3">
            <text:p>7.5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ecfee45346013cf126b75cfc8bdd2ba3b0c2666</text:p>
          </table:table-cell>
          <table:table-cell office:value-type="float" office:value="7.54" table:style-name="ce3">
            <text:p>7.5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7480543e3bc777391a4c3f06cb1c03920f6fa2a4</text:p>
          </table:table-cell>
          <table:table-cell office:value-type="float" office:value="7.54" table:style-name="ce3">
            <text:p>7.5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844f5db2e7e31ae51eba025480679ed7e4708ac6</text:p>
          </table:table-cell>
          <table:table-cell office:value-type="float" office:value="7.54" table:style-name="ce3">
            <text:p>7.5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6df019984fc7a155fc18b5c4ecd2f52c497693e</text:p>
          </table:table-cell>
          <table:table-cell office:value-type="float" office:value="7.55" table:style-name="ce3">
            <text:p>7.5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05f7b04136abf33daf80973c0942a91751222e1e</text:p>
          </table:table-cell>
          <table:table-cell office:value-type="float" office:value="7.56" table:style-name="ce3">
            <text:p>7.5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d1c486e68c08c272379fe7eeec4d38e75f54ae8</text:p>
          </table:table-cell>
          <table:table-cell office:value-type="float" office:value="7.56" table:style-name="ce3">
            <text:p>7.5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7b547211651511366a63249605b9b9f4a9c3e9c</text:p>
          </table:table-cell>
          <table:table-cell office:value-type="float" office:value="7.56" table:style-name="ce3">
            <text:p>7.5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2b127e475e6cafbc1906e6fa5cae8d7b4da3ceb</text:p>
          </table:table-cell>
          <table:table-cell office:value-type="float" office:value="7.56" table:style-name="ce3">
            <text:p>7.5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44557bbbb5013bd2d980dff1f4b5f6b47cb1363d</text:p>
          </table:table-cell>
          <table:table-cell office:value-type="float" office:value="7.57" table:style-name="ce3">
            <text:p>7.5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4cd7de9870e18e6ea8acbc2efb5f4fe9c051b09b</text:p>
          </table:table-cell>
          <table:table-cell office:value-type="float" office:value="7.57" table:style-name="ce3">
            <text:p>7.5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08e0627871ed482bd8ab34544e43e5d856a889c</text:p>
          </table:table-cell>
          <table:table-cell office:value-type="float" office:value="7.58" table:style-name="ce3">
            <text:p>7.5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4a29b0a13697ed0e000bdb9f374180ccb495a2c</text:p>
          </table:table-cell>
          <table:table-cell office:value-type="float" office:value="7.59" table:style-name="ce3">
            <text:p>7.5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6a221ec975ec0eb2fcf4acd69fe87281d585ca7</text:p>
          </table:table-cell>
          <table:table-cell office:value-type="float" office:value="7.59" table:style-name="ce3">
            <text:p>7.5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deb5e56e580b0b0353f10e076cad95a3b8e631</text:p>
          </table:table-cell>
          <table:table-cell office:value-type="float" office:value="7.59" table:style-name="ce3">
            <text:p>7.5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b951429b4166a9149480e360687549e1069a209</text:p>
          </table:table-cell>
          <table:table-cell office:value-type="float" office:value="7.59" table:style-name="ce3">
            <text:p>7.5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9eda57c9ffdf6f26c5dda66863ef865d07195d2</text:p>
          </table:table-cell>
          <table:table-cell office:value-type="float" office:value="7.59" table:style-name="ce3">
            <text:p>7.5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0659d0431565eaacdc601973560ee8331f910947</text:p>
          </table:table-cell>
          <table:table-cell office:value-type="float" office:value="7.6" table:style-name="ce3">
            <text:p>7.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3d64bbdd55f11cb1d617be60d7b5901c5fda2e6</text:p>
          </table:table-cell>
          <table:table-cell office:value-type="float" office:value="7.6" table:style-name="ce3">
            <text:p>7.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769df9fad97e6d153e170a9ec41e33e8410f4b6b</text:p>
          </table:table-cell>
          <table:table-cell office:value-type="float" office:value="7.6" table:style-name="ce3">
            <text:p>7.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82edc69e489959e8b7453b8e3c89c11f2e3e4830</text:p>
          </table:table-cell>
          <table:table-cell office:value-type="float" office:value="7.6" table:style-name="ce3">
            <text:p>7.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83d335d59714648643c6ca68c522a9a37bc9d8ae</text:p>
          </table:table-cell>
          <table:table-cell office:value-type="float" office:value="7.6" table:style-name="ce3">
            <text:p>7.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045792bbf5167d31c0064c8520d189a09f276502</text:p>
          </table:table-cell>
          <table:table-cell office:value-type="float" office:value="7.61" table:style-name="ce3">
            <text:p>7.6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056711f171807d5b28f83e7afeb3d7e18ec3a5d9</text:p>
          </table:table-cell>
          <table:table-cell office:value-type="float" office:value="7.61" table:style-name="ce3">
            <text:p>7.6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0aaebc88f6106684d6993c156104c1ef36cf94e0</text:p>
          </table:table-cell>
          <table:table-cell office:value-type="float" office:value="7.61" table:style-name="ce3">
            <text:p>7.6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65e4e596c3bdade64bf0bd2491fa8234015f0d2</text:p>
          </table:table-cell>
          <table:table-cell office:value-type="float" office:value="7.61" table:style-name="ce3">
            <text:p>7.6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c34dfe9c77773e6949a4d248b25897b3f78349d</text:p>
          </table:table-cell>
          <table:table-cell office:value-type="float" office:value="7.61" table:style-name="ce3">
            <text:p>7.6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53471036c41eba7c24bbb6e77d4541c95bbb5b7</text:p>
          </table:table-cell>
          <table:table-cell office:value-type="float" office:value="7.61" table:style-name="ce3">
            <text:p>7.6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8bcffd0bfcfb54b43119a7b5397a3bb53278e9a</text:p>
          </table:table-cell>
          <table:table-cell office:value-type="float" office:value="7.61" table:style-name="ce3">
            <text:p>7.6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baedd7fbc5ed01efdd5a078f7b3809491ac1722</text:p>
          </table:table-cell>
          <table:table-cell office:value-type="float" office:value="7.61" table:style-name="ce3">
            <text:p>7.6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0297fd76b36e100882756e636bb03031255f57da</text:p>
          </table:table-cell>
          <table:table-cell office:value-type="float" office:value="7.62" table:style-name="ce3">
            <text:p>7.6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822d529be3c7a49da411682207b471d61822610</text:p>
          </table:table-cell>
          <table:table-cell office:value-type="float" office:value="7.62" table:style-name="ce3">
            <text:p>7.6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d2f411ed3ef95a96dea54ce6a09c0d0b65b6a7f</text:p>
          </table:table-cell>
          <table:table-cell office:value-type="float" office:value="7.63" table:style-name="ce3">
            <text:p>7.6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31639421af1df525391f1013c5363683efb9f68</text:p>
          </table:table-cell>
          <table:table-cell office:value-type="float" office:value="7.63" table:style-name="ce3">
            <text:p>7.6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dd2f099bd4cba1acad185a78c773972d450a899</text:p>
          </table:table-cell>
          <table:table-cell office:value-type="float" office:value="7.63" table:style-name="ce3">
            <text:p>7.6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06490d06037ae75484a0a36a7a46e126b0b49495</text:p>
          </table:table-cell>
          <table:table-cell office:value-type="float" office:value="7.64" table:style-name="ce3">
            <text:p>7.6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383a9a33025aa8759fee9a890f6420df0fc8b47</text:p>
          </table:table-cell>
          <table:table-cell office:value-type="float" office:value="7.64" table:style-name="ce3">
            <text:p>7.6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c67cd01bb445f9b80d30f2c551d0d42776898fe</text:p>
          </table:table-cell>
          <table:table-cell office:value-type="float" office:value="7.64" table:style-name="ce3">
            <text:p>7.6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82ab2a968469bfa6a3dd02ca619f80a440ff3b98</text:p>
          </table:table-cell>
          <table:table-cell office:value-type="float" office:value="7.64" table:style-name="ce3">
            <text:p>7.6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06b43a9d40f16603a72a6333318a5086b7bb7e12</text:p>
          </table:table-cell>
          <table:table-cell office:value-type="float" office:value="7.65" table:style-name="ce3">
            <text:p>7.6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41834c311cf35264cb9e6357eae499b95edb73b5</text:p>
          </table:table-cell>
          <table:table-cell office:value-type="float" office:value="7.65" table:style-name="ce3">
            <text:p>7.6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2aa60fde9ce650c25faf60398d3c071cb80c1b4</text:p>
          </table:table-cell>
          <table:table-cell office:value-type="float" office:value="7.66" table:style-name="ce3">
            <text:p>7.6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2da07c3cca4f480a6064f7cbedaec11d677814a</text:p>
          </table:table-cell>
          <table:table-cell office:value-type="float" office:value="7.66" table:style-name="ce3">
            <text:p>7.6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388c66d46212d87c084af2a8fdd0257444ce868</text:p>
          </table:table-cell>
          <table:table-cell office:value-type="float" office:value="7.66" table:style-name="ce3">
            <text:p>7.6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766fb145487f13f1cbb3fae79c2345c8786c1542</text:p>
          </table:table-cell>
          <table:table-cell office:value-type="float" office:value="7.66" table:style-name="ce3">
            <text:p>7.6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396ff874216d36060ef615c0531d71684b30b4f</text:p>
          </table:table-cell>
          <table:table-cell office:value-type="float" office:value="7.67" table:style-name="ce3">
            <text:p>7.6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832a6cbeea8c9e6efb82a284e135cc58f201920</text:p>
          </table:table-cell>
          <table:table-cell office:value-type="float" office:value="7.67" table:style-name="ce3">
            <text:p>7.6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cbee42bf7c6251711a38683e4e1d6b15533f5a5</text:p>
          </table:table-cell>
          <table:table-cell office:value-type="float" office:value="7.67" table:style-name="ce3">
            <text:p>7.6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72d8b05bb5beafe074185bec53d1c5338009a0cf</text:p>
          </table:table-cell>
          <table:table-cell office:value-type="float" office:value="7.67" table:style-name="ce3">
            <text:p>7.6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840d07858c03f80f4695056e2cc7d0c474b83a25</text:p>
          </table:table-cell>
          <table:table-cell office:value-type="float" office:value="7.67" table:style-name="ce3">
            <text:p>7.6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51d2672c6ecd01a83e6fa19483d8e57ef5f45a5</text:p>
          </table:table-cell>
          <table:table-cell office:value-type="float" office:value="7.68" table:style-name="ce3">
            <text:p>7.6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6bf2e6d5a634712af2f46b7057a83a4052ce9b9</text:p>
          </table:table-cell>
          <table:table-cell office:value-type="float" office:value="7.68" table:style-name="ce3">
            <text:p>7.6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4c390fed4ec7007f13b91f39d3d4d9ed101299c6</text:p>
          </table:table-cell>
          <table:table-cell office:value-type="float" office:value="7.68" table:style-name="ce3">
            <text:p>7.6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29d7e5b25e40c18bb7ea49be0963ed7f3e288ea</text:p>
          </table:table-cell>
          <table:table-cell office:value-type="float" office:value="7.68" table:style-name="ce3">
            <text:p>7.6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41270fc6468b9399001ee5a8bfa0cd380e1db60</text:p>
          </table:table-cell>
          <table:table-cell office:value-type="float" office:value="7.68" table:style-name="ce3">
            <text:p>7.6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73c938c3db512a2d6b136fa924a8ed2e608b7790</text:p>
          </table:table-cell>
          <table:table-cell office:value-type="float" office:value="7.68" table:style-name="ce3">
            <text:p>7.6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639449829463fd12c2b9ba6fb9ea1c56e94385f</text:p>
          </table:table-cell>
          <table:table-cell office:value-type="float" office:value="7.69" table:style-name="ce3">
            <text:p>7.6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886b365ce33e5988c6c8a73eed09ac8a7c784bf</text:p>
          </table:table-cell>
          <table:table-cell office:value-type="float" office:value="7.69" table:style-name="ce3">
            <text:p>7.6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fcc971a36a031eba3d5b8ce7a9181a4732a6cf0</text:p>
          </table:table-cell>
          <table:table-cell office:value-type="float" office:value="7.69" table:style-name="ce3">
            <text:p>7.6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0dfa65b4dafad47b15abbfd6c6ce1aeb213901cf</text:p>
          </table:table-cell>
          <table:table-cell office:value-type="float" office:value="7.7" table:style-name="ce3">
            <text:p>7.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438feeb138cf0a2ac3e5583f5caec35e3104234</text:p>
          </table:table-cell>
          <table:table-cell office:value-type="float" office:value="7.7" table:style-name="ce3">
            <text:p>7.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bdf6175e8df831b083615bea765e48098904986</text:p>
          </table:table-cell>
          <table:table-cell office:value-type="float" office:value="7.7" table:style-name="ce3">
            <text:p>7.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42788be909743713c5ade123c9f0b13cc4b2db6</text:p>
          </table:table-cell>
          <table:table-cell office:value-type="float" office:value="7.7" table:style-name="ce3">
            <text:p>7.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7a668ff1e3df5afc4e593bbbbc39e9eae0a940c</text:p>
          </table:table-cell>
          <table:table-cell office:value-type="float" office:value="7.7" table:style-name="ce3">
            <text:p>7.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79f071f88a5c4c3bd278b93f9f622e90e15a10f0</text:p>
          </table:table-cell>
          <table:table-cell office:value-type="float" office:value="7.7" table:style-name="ce3">
            <text:p>7.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7a0e5d245539a1b2906358ad255a4375f914d37c</text:p>
          </table:table-cell>
          <table:table-cell office:value-type="float" office:value="7.7" table:style-name="ce3">
            <text:p>7.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54f59f316c0c9e98ce4d4ac6cb1718aef6d9f00</text:p>
          </table:table-cell>
          <table:table-cell office:value-type="float" office:value="7.71" table:style-name="ce3">
            <text:p>7.7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bfadd9c6a7bdbdd1ae792e0225b799ee67453a5</text:p>
          </table:table-cell>
          <table:table-cell office:value-type="float" office:value="7.71" table:style-name="ce3">
            <text:p>7.7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442024511cb1c5761a86578910e28f236daceb2e</text:p>
          </table:table-cell>
          <table:table-cell office:value-type="float" office:value="7.71" table:style-name="ce3">
            <text:p>7.7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49b4b9f5408631f8a062a6a3b71c496646ee0fb</text:p>
          </table:table-cell>
          <table:table-cell office:value-type="float" office:value="7.71" table:style-name="ce3">
            <text:p>7.7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0c257442a0ef9aa6eb039f58c40be980bfe58b7</text:p>
          </table:table-cell>
          <table:table-cell office:value-type="float" office:value="7.71" table:style-name="ce3">
            <text:p>7.7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003e05bf78d3b5b7f672aa1d02ae3aa0537706b</text:p>
          </table:table-cell>
          <table:table-cell office:value-type="float" office:value="7.72" table:style-name="ce3">
            <text:p>7.7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40db6a6bd27b7f2fccb0ab0e4b97b2e64d5e79a2</text:p>
          </table:table-cell>
          <table:table-cell office:value-type="float" office:value="7.72" table:style-name="ce3">
            <text:p>7.7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434afe6261c6f3f4fdbad511a2db8ef090f8c07</text:p>
          </table:table-cell>
          <table:table-cell office:value-type="float" office:value="7.72" table:style-name="ce3">
            <text:p>7.7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7985b1dc9dd0dab814afa417245073d1d74f85ea</text:p>
          </table:table-cell>
          <table:table-cell office:value-type="float" office:value="7.72" table:style-name="ce3">
            <text:p>7.7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79c48e970f8b0e7a0e074bf7f0a3f201737dde3c</text:p>
          </table:table-cell>
          <table:table-cell office:value-type="float" office:value="7.72" table:style-name="ce3">
            <text:p>7.7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e48d7fffb4fbe08eec6151ce5b2378258d13aeb</text:p>
          </table:table-cell>
          <table:table-cell office:value-type="float" office:value="7.73" table:style-name="ce3">
            <text:p>7.7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41438ca9420c379467e8ca3456fc003d76bc99e2</text:p>
          </table:table-cell>
          <table:table-cell office:value-type="float" office:value="7.73" table:style-name="ce3">
            <text:p>7.7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4df58b4a53afe49f40e1c054f9a2e8553352e254</text:p>
          </table:table-cell>
          <table:table-cell office:value-type="float" office:value="7.73" table:style-name="ce3">
            <text:p>7.7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aea2ab4cff49df8f384b81558264c1390a8cf06</text:p>
          </table:table-cell>
          <table:table-cell office:value-type="float" office:value="7.73" table:style-name="ce3">
            <text:p>7.7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b1996be827950638657d6f5a23f4ab8a5a13be5</text:p>
          </table:table-cell>
          <table:table-cell office:value-type="float" office:value="7.73" table:style-name="ce3">
            <text:p>7.7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e849b2924dd2fc0a7efc8ef0a5f614ce2409b4f</text:p>
          </table:table-cell>
          <table:table-cell office:value-type="float" office:value="7.73" table:style-name="ce3">
            <text:p>7.7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133fe0ca8444133bea1e55ef5b4026b5e8445fc</text:p>
          </table:table-cell>
          <table:table-cell office:value-type="float" office:value="7.74" table:style-name="ce3">
            <text:p>7.7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e4b0ce4b171b3e33195524f6a6425a1b8f98597</text:p>
          </table:table-cell>
          <table:table-cell office:value-type="float" office:value="7.74" table:style-name="ce3">
            <text:p>7.7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74725662b17c0d200a5d372579406bb4d830bb5</text:p>
          </table:table-cell>
          <table:table-cell office:value-type="float" office:value="7.74" table:style-name="ce3">
            <text:p>7.7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2cf219990f892f13b18fb0ec1f08a2aebdae0ad</text:p>
          </table:table-cell>
          <table:table-cell office:value-type="float" office:value="7.74" table:style-name="ce3">
            <text:p>7.7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7adf5597380b3d9048a47387095d5342a24c07da</text:p>
          </table:table-cell>
          <table:table-cell office:value-type="float" office:value="7.74" table:style-name="ce3">
            <text:p>7.7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f679f9f5c3b6c2a026bc0575cf7d5f3351a8db1</text:p>
          </table:table-cell>
          <table:table-cell office:value-type="float" office:value="7.75" table:style-name="ce3">
            <text:p>7.7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536ee746de2df68642ecf71037409e47fa1941c</text:p>
          </table:table-cell>
          <table:table-cell office:value-type="float" office:value="7.76" table:style-name="ce3">
            <text:p>7.7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82e4849c0e5208206789a186892a4f7ce9c11f9</text:p>
          </table:table-cell>
          <table:table-cell office:value-type="float" office:value="7.76" table:style-name="ce3">
            <text:p>7.7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3b16210a7736a6f75ef1b1f3cb7070a4d29395e</text:p>
          </table:table-cell>
          <table:table-cell office:value-type="float" office:value="7.77" table:style-name="ce3">
            <text:p>7.7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78d8860538c6853a9c13a0c232dadcfa0d516f08</text:p>
          </table:table-cell>
          <table:table-cell office:value-type="float" office:value="7.77" table:style-name="ce3">
            <text:p>7.7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2887fd9a4df4ba9b88a71f3fb1d2502a75995dd</text:p>
          </table:table-cell>
          <table:table-cell office:value-type="float" office:value="7.78" table:style-name="ce3">
            <text:p>7.7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b248f11648c9000f277a02dc5d4bea3800ba43a</text:p>
          </table:table-cell>
          <table:table-cell office:value-type="float" office:value="7.78" table:style-name="ce3">
            <text:p>7.7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739d06c41287f6661d2c1879f42b56d45454e815</text:p>
          </table:table-cell>
          <table:table-cell office:value-type="float" office:value="7.78" table:style-name="ce3">
            <text:p>7.7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73af3f8e00b50a4444bbbb431c83075dfde4cbd6</text:p>
          </table:table-cell>
          <table:table-cell office:value-type="float" office:value="7.78" table:style-name="ce3">
            <text:p>7.7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9e04945ee56ed79c4e07198c0e66375428284de</text:p>
          </table:table-cell>
          <table:table-cell office:value-type="float" office:value="7.79" table:style-name="ce3">
            <text:p>7.7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8fc5492e3a88861f35c23bbb2805f724c1a135a</text:p>
          </table:table-cell>
          <table:table-cell office:value-type="float" office:value="7.8" table:style-name="ce3">
            <text:p>7.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4ecc68ce80251f0f7ed752443a85e54028a20d08</text:p>
          </table:table-cell>
          <table:table-cell office:value-type="float" office:value="7.8" table:style-name="ce3">
            <text:p>7.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a70a8f9f1dac45c7332db8230f0a8a77208507b</text:p>
          </table:table-cell>
          <table:table-cell office:value-type="float" office:value="7.8" table:style-name="ce3">
            <text:p>7.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062e8c58d3f85428aeed19095d12dcab6806f2ac</text:p>
          </table:table-cell>
          <table:table-cell office:value-type="float" office:value="7.81" table:style-name="ce3">
            <text:p>7.8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d9024c71085dc3822bac092baef8b238c3b497f</text:p>
          </table:table-cell>
          <table:table-cell office:value-type="float" office:value="7.81" table:style-name="ce3">
            <text:p>7.8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e5064a233c1402d302af4de9a442f32c934da4f</text:p>
          </table:table-cell>
          <table:table-cell office:value-type="float" office:value="7.81" table:style-name="ce3">
            <text:p>7.8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70b721dc3c7f45470e2eee858547f0546801327b</text:p>
          </table:table-cell>
          <table:table-cell office:value-type="float" office:value="7.81" table:style-name="ce3">
            <text:p>7.8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0ee9ac569e379f04a42a18c88cca093ef1121ab8</text:p>
          </table:table-cell>
          <table:table-cell office:value-type="float" office:value="7.82" table:style-name="ce3">
            <text:p>7.8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ad77f650b2381bbdcc0011fe5d9bcffcb109831</text:p>
          </table:table-cell>
          <table:table-cell office:value-type="float" office:value="7.82" table:style-name="ce3">
            <text:p>7.8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4875a2f817d7d08aa0437c70c33eb2c3e8c20d65</text:p>
          </table:table-cell>
          <table:table-cell office:value-type="float" office:value="7.82" table:style-name="ce3">
            <text:p>7.8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09cbe188b9d1e965edf6c1c46a96b9306ec2f329</text:p>
          </table:table-cell>
          <table:table-cell office:value-type="float" office:value="7.83" table:style-name="ce3">
            <text:p>7.8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4b09f1427ce0578515148e3300abcaf95ff3511a</text:p>
          </table:table-cell>
          <table:table-cell office:value-type="float" office:value="7.83" table:style-name="ce3">
            <text:p>7.8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49c629226d7716b59d1841c45dbca54afe3c1a2</text:p>
          </table:table-cell>
          <table:table-cell office:value-type="float" office:value="7.84" table:style-name="ce3">
            <text:p>7.8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4455e671bb93d6652e42fc0925b3cc47cbf6326a</text:p>
          </table:table-cell>
          <table:table-cell office:value-type="float" office:value="7.84" table:style-name="ce3">
            <text:p>7.8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4644e181d653c04f17f76eed400fdf52a43b2237</text:p>
          </table:table-cell>
          <table:table-cell office:value-type="float" office:value="7.84" table:style-name="ce3">
            <text:p>7.8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4a2ccd362270a02afdf8a1647576ba56a525fec8</text:p>
          </table:table-cell>
          <table:table-cell office:value-type="float" office:value="7.84" table:style-name="ce3">
            <text:p>7.8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4bb0d71f782349bd0bce3ba44cf9b454bd46cfd</text:p>
          </table:table-cell>
          <table:table-cell office:value-type="float" office:value="7.84" table:style-name="ce3">
            <text:p>7.8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77f0f8d9b0f3d59cd0bb01ae985a5ada6fc14dc1</text:p>
          </table:table-cell>
          <table:table-cell office:value-type="float" office:value="7.84" table:style-name="ce3">
            <text:p>7.8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7bb8bff124f651711732b84262474e1acba69082</text:p>
          </table:table-cell>
          <table:table-cell office:value-type="float" office:value="7.84" table:style-name="ce3">
            <text:p>7.8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80c6f8b8c212e86aac90ea06ba6dff1bad8b5541</text:p>
          </table:table-cell>
          <table:table-cell office:value-type="float" office:value="7.84" table:style-name="ce3">
            <text:p>7.8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066b74051c3f9ac880db30439338aaa8fb1c7fc</text:p>
          </table:table-cell>
          <table:table-cell office:value-type="float" office:value="7.85" table:style-name="ce3">
            <text:p>7.8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4c207f458782b92f681bc496f8a6763ac3b99c2</text:p>
          </table:table-cell>
          <table:table-cell office:value-type="float" office:value="7.85" table:style-name="ce3">
            <text:p>7.8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501a3dcdb9e3c5904a5820607f6ee354bbe0131</text:p>
          </table:table-cell>
          <table:table-cell office:value-type="float" office:value="7.85" table:style-name="ce3">
            <text:p>7.8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d1a20a6ce616a1b0780f5c86f1f6cf9f7c9a5ff</text:p>
          </table:table-cell>
          <table:table-cell office:value-type="float" office:value="7.86" table:style-name="ce3">
            <text:p>7.8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4178750f206a91c5b1cf0c5ac6a4021d23912736</text:p>
          </table:table-cell>
          <table:table-cell office:value-type="float" office:value="7.86" table:style-name="ce3">
            <text:p>7.8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cecf8c09c3c7ca888a6e3fc2ede03a820c9c82b</text:p>
          </table:table-cell>
          <table:table-cell office:value-type="float" office:value="7.86" table:style-name="ce3">
            <text:p>7.8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80cb3c3cef8030674baa141475951b20ae73089a</text:p>
          </table:table-cell>
          <table:table-cell office:value-type="float" office:value="7.86" table:style-name="ce3">
            <text:p>7.8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e72f16a86233e81ccc2c9831c0297da6cca36e6</text:p>
          </table:table-cell>
          <table:table-cell office:value-type="float" office:value="7.87" table:style-name="ce3">
            <text:p>7.8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440a4bdda60ec044e91b9e5ee5c478c20bbbaf7e</text:p>
          </table:table-cell>
          <table:table-cell office:value-type="float" office:value="7.87" table:style-name="ce3">
            <text:p>7.8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4e662a9d37f64c95e5cd3e85d2d5f0d5be60d20b</text:p>
          </table:table-cell>
          <table:table-cell office:value-type="float" office:value="7.87" table:style-name="ce3">
            <text:p>7.8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47af18d4bbc37e11d2c5130faaa8b2da3dba64ca</text:p>
          </table:table-cell>
          <table:table-cell office:value-type="float" office:value="7.88" table:style-name="ce3">
            <text:p>7.8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4e718fe3c25329ccd0f4f138375f9099d81cd7c1</text:p>
          </table:table-cell>
          <table:table-cell office:value-type="float" office:value="7.88" table:style-name="ce3">
            <text:p>7.8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1c0c30e1af44a3ad57880bfab7a88591a434b92</text:p>
          </table:table-cell>
          <table:table-cell office:value-type="float" office:value="7.88" table:style-name="ce3">
            <text:p>7.8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057b868ab03f5596f4a8c2e579c401f2fe9a2dfe</text:p>
          </table:table-cell>
          <table:table-cell office:value-type="float" office:value="7.89" table:style-name="ce3">
            <text:p>7.8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7118839ce79eab31a505fa22d378ff420ce006d</text:p>
          </table:table-cell>
          <table:table-cell office:value-type="float" office:value="7.89" table:style-name="ce3">
            <text:p>7.8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d7ea5662a0aadc0fee9f82c02aa5e54da77f277</text:p>
          </table:table-cell>
          <table:table-cell office:value-type="float" office:value="7.89" table:style-name="ce3">
            <text:p>7.8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4c67cde88abaa3210919405fdb1b202dec23b08c</text:p>
          </table:table-cell>
          <table:table-cell office:value-type="float" office:value="7.9" table:style-name="ce3">
            <text:p>7.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f52fb961b947325347f9303798fa6066967e407</text:p>
          </table:table-cell>
          <table:table-cell office:value-type="float" office:value="7.9" table:style-name="ce3">
            <text:p>7.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713487f0de26590bca3c759e2fef02b3a5bad9fd</text:p>
          </table:table-cell>
          <table:table-cell office:value-type="float" office:value="7.9" table:style-name="ce3">
            <text:p>7.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2607a7c2283944afc08e1ce4df79ba688a31f74</text:p>
          </table:table-cell>
          <table:table-cell office:value-type="float" office:value="7.91" table:style-name="ce3">
            <text:p>7.9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3a1a52e92bd478f671a4e614a7ee5b82ea4b91</text:p>
          </table:table-cell>
          <table:table-cell office:value-type="float" office:value="7.91" table:style-name="ce3">
            <text:p>7.9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fa2244e6e21b8799c5210d92f8966838a43783e</text:p>
          </table:table-cell>
          <table:table-cell office:value-type="float" office:value="7.91" table:style-name="ce3">
            <text:p>7.9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40a41a33c4e0168e2716a09cecc11cc3abb5dbe0</text:p>
          </table:table-cell>
          <table:table-cell office:value-type="float" office:value="7.91" table:style-name="ce3">
            <text:p>7.9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92e3639f044b1dedc30d8b3a870bbe922a675fb</text:p>
          </table:table-cell>
          <table:table-cell office:value-type="float" office:value="7.91" table:style-name="ce3">
            <text:p>7.9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90d198e0649ef4dcfb6cd22d36d87969fb7bfb</text:p>
          </table:table-cell>
          <table:table-cell office:value-type="float" office:value="7.92" table:style-name="ce3">
            <text:p>7.9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2991cd9c0115e4bd4387c8fa3ed559f4eba345e</text:p>
          </table:table-cell>
          <table:table-cell office:value-type="float" office:value="7.92" table:style-name="ce3">
            <text:p>7.9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40291da6897472b56a7ce6a0721a801b5014d3c7</text:p>
          </table:table-cell>
          <table:table-cell office:value-type="float" office:value="7.92" table:style-name="ce3">
            <text:p>7.9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061a128e882272cd17340c8feb637cd0ff9e5dbf</text:p>
          </table:table-cell>
          <table:table-cell office:value-type="float" office:value="7.93" table:style-name="ce3">
            <text:p>7.9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0c9cad573ea42e5a8d9058b834cbc9255128d54b</text:p>
          </table:table-cell>
          <table:table-cell office:value-type="float" office:value="7.93" table:style-name="ce3">
            <text:p>7.9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032e725ab35f7bffc504759477f8243066a026b</text:p>
          </table:table-cell>
          <table:table-cell office:value-type="float" office:value="7.93" table:style-name="ce3">
            <text:p>7.9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0ab3b376215f6afcfc642ea66a50f92cf944717</text:p>
          </table:table-cell>
          <table:table-cell office:value-type="float" office:value="7.93" table:style-name="ce3">
            <text:p>7.9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661552706810e470f97f098927a2b89d9b9eaa</text:p>
          </table:table-cell>
          <table:table-cell office:value-type="float" office:value="7.93" table:style-name="ce3">
            <text:p>7.9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4b6d0f0fe1617146945db60df615d0d9bb3a4d1</text:p>
          </table:table-cell>
          <table:table-cell office:value-type="float" office:value="7.93" table:style-name="ce3">
            <text:p>7.9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d9f8d11f15cce877a0766d08a6a920548041407</text:p>
          </table:table-cell>
          <table:table-cell office:value-type="float" office:value="7.93" table:style-name="ce3">
            <text:p>7.9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440e56298b04156381c3f648f175b8697135845b</text:p>
          </table:table-cell>
          <table:table-cell office:value-type="float" office:value="7.93" table:style-name="ce3">
            <text:p>7.9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74381df8a16f12280ebd12d45f8fff4fbcbcc4c8</text:p>
          </table:table-cell>
          <table:table-cell office:value-type="float" office:value="7.93" table:style-name="ce3">
            <text:p>7.9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78269c872dcec789b204623749f7d1bae813fe49</text:p>
          </table:table-cell>
          <table:table-cell office:value-type="float" office:value="7.93" table:style-name="ce3">
            <text:p>7.9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e347993c7fb0053ac2a1b01b6b6c5a5fc3dad9d</text:p>
          </table:table-cell>
          <table:table-cell office:value-type="float" office:value="7.94" table:style-name="ce3">
            <text:p>7.9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470647470caa15468e461e105a8ecd3b25a912f0</text:p>
          </table:table-cell>
          <table:table-cell office:value-type="float" office:value="7.94" table:style-name="ce3">
            <text:p>7.9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47aceb292c673f98f059ec36af314cb1c8894405</text:p>
          </table:table-cell>
          <table:table-cell office:value-type="float" office:value="7.94" table:style-name="ce3">
            <text:p>7.9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4ffbe3d2820a74472b93e9dcabc0e17f75e779c</text:p>
          </table:table-cell>
          <table:table-cell office:value-type="float" office:value="7.95" table:style-name="ce3">
            <text:p>7.9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bdf2586c97f0954e728ef8a9ac5248d4c8270c1</text:p>
          </table:table-cell>
          <table:table-cell office:value-type="float" office:value="7.95" table:style-name="ce3">
            <text:p>7.9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081f6737145108d2cfb3e432f03d59670bae3ded</text:p>
          </table:table-cell>
          <table:table-cell office:value-type="float" office:value="7.96" table:style-name="ce3">
            <text:p>7.9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0d667a9fcdc7162fa7182f0e14302a56dbe700c5</text:p>
          </table:table-cell>
          <table:table-cell office:value-type="float" office:value="7.96" table:style-name="ce3">
            <text:p>7.9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e19ebd05fd2cc465feff2f681011181a78e1341</text:p>
          </table:table-cell>
          <table:table-cell office:value-type="float" office:value="7.96" table:style-name="ce3">
            <text:p>7.9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e572871d05f7888784ac55985fd52cd1c7aaa68</text:p>
          </table:table-cell>
          <table:table-cell office:value-type="float" office:value="7.96" table:style-name="ce3">
            <text:p>7.9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05ed34d40112c0d0c446cb9c00fa6e14851a7aa1</text:p>
          </table:table-cell>
          <table:table-cell office:value-type="float" office:value="7.97" table:style-name="ce3">
            <text:p>7.9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61f15eb45462975429d17bf60fc64df4cae4431</text:p>
          </table:table-cell>
          <table:table-cell office:value-type="float" office:value="7.97" table:style-name="ce3">
            <text:p>7.9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71c2d42bc4f81d5dcabf57d19f862a3b781ebbbf</text:p>
          </table:table-cell>
          <table:table-cell office:value-type="float" office:value="7.97" table:style-name="ce3">
            <text:p>7.9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6735c0721a73fb4dd487e32adafb82c6016e6ea</text:p>
          </table:table-cell>
          <table:table-cell office:value-type="float" office:value="7.98" table:style-name="ce3">
            <text:p>7.9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b30abfc32d4c33257f7cd949641935527dd4a42</text:p>
          </table:table-cell>
          <table:table-cell office:value-type="float" office:value="7.99" table:style-name="ce3">
            <text:p>7.9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05308a2fcb585adb29bd7cc4dc153faa8ab9702</text:p>
          </table:table-cell>
          <table:table-cell office:value-type="float" office:value="7.99" table:style-name="ce3">
            <text:p>7.9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0248e16d134e1bd5b4352701e1f23b904b7c4cdf</text:p>
          </table:table-cell>
          <table:table-cell office:value-type="float" office:value="8.01" table:style-name="ce3">
            <text:p>8.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7a3b9aacc40db600c87c8b2cf110418021388d1</text:p>
          </table:table-cell>
          <table:table-cell office:value-type="float" office:value="8.01" table:style-name="ce3">
            <text:p>8.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7d111d42f139f151fc24ddcd89c3064467ebceb8</text:p>
          </table:table-cell>
          <table:table-cell office:value-type="float" office:value="8.01" table:style-name="ce3">
            <text:p>8.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05203b8a827f60a7cbb49a7d04a0b45dae39fa8d</text:p>
          </table:table-cell>
          <table:table-cell office:value-type="float" office:value="8.02" table:style-name="ce3">
            <text:p>8.0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09cbbae64d03af8ca53224aaef7657171ba27f50</text:p>
          </table:table-cell>
          <table:table-cell office:value-type="float" office:value="8.02" table:style-name="ce3">
            <text:p>8.0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0de8af23bfda13f21ed67e41a5aace53ff8aef99</text:p>
          </table:table-cell>
          <table:table-cell office:value-type="float" office:value="8.02" table:style-name="ce3">
            <text:p>8.0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7d6037b0e6ff9972c80bf6192062f3f2e8b076f</text:p>
          </table:table-cell>
          <table:table-cell office:value-type="float" office:value="8.02" table:style-name="ce3">
            <text:p>8.0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cd5132c3c49bd9d4d5081e386a4d69a593f850a</text:p>
          </table:table-cell>
          <table:table-cell office:value-type="float" office:value="8.02" table:style-name="ce3">
            <text:p>8.0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405b9839b0179e5307afdb5117992033c2a9cbd</text:p>
          </table:table-cell>
          <table:table-cell office:value-type="float" office:value="8.02" table:style-name="ce3">
            <text:p>8.0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70cd793e026c0616c0a8186a1f2c5fa6d8816b49</text:p>
          </table:table-cell>
          <table:table-cell office:value-type="float" office:value="8.02" table:style-name="ce3">
            <text:p>8.0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7dee913006479ffaff17ebed5a0b172112a0e115</text:p>
          </table:table-cell>
          <table:table-cell office:value-type="float" office:value="8.02" table:style-name="ce3">
            <text:p>8.0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a8f1b3e408879bc12a312938c32061d9e29a4e9</text:p>
          </table:table-cell>
          <table:table-cell office:value-type="float" office:value="8.0299999999999994" table:style-name="ce3">
            <text:p>8.0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8397f1c58351146edd1787b0501bbdb31834abd</text:p>
          </table:table-cell>
          <table:table-cell office:value-type="float" office:value="8.0299999999999994" table:style-name="ce3">
            <text:p>8.0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f92f0a8c1729579c08e921fc041646ee2b50075</text:p>
          </table:table-cell>
          <table:table-cell office:value-type="float" office:value="8.0299999999999994" table:style-name="ce3">
            <text:p>8.0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43e211337d8d4a3d2c12ab4ba804814dd977354</text:p>
          </table:table-cell>
          <table:table-cell office:value-type="float" office:value="8.0299999999999994" table:style-name="ce3">
            <text:p>8.0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8c8fbedb26cd1376389edb04626dbeb90a065a0</text:p>
          </table:table-cell>
          <table:table-cell office:value-type="float" office:value="8.0299999999999994" table:style-name="ce3">
            <text:p>8.0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dda317baa40f25506c299715efce489b916e52d</text:p>
          </table:table-cell>
          <table:table-cell office:value-type="float" office:value="8.0299999999999994" table:style-name="ce3">
            <text:p>8.0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826a109ddc9b90686ec063ba1f90c72c655f8e7</text:p>
          </table:table-cell>
          <table:table-cell office:value-type="float" office:value="8.0399999999999991" table:style-name="ce3">
            <text:p>8.0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47b12b77df06d36f3a51ad5cc5f0dff47ddc9103</text:p>
          </table:table-cell>
          <table:table-cell office:value-type="float" office:value="8.0399999999999991" table:style-name="ce3">
            <text:p>8.0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72ea15c6a9c0f4f176da99e9dfd445b347c2e219</text:p>
          </table:table-cell>
          <table:table-cell office:value-type="float" office:value="8.0399999999999991" table:style-name="ce3">
            <text:p>8.0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41e7bebd6db0745569c97910301a67c9962826e</text:p>
          </table:table-cell>
          <table:table-cell office:value-type="float" office:value="8.06" table:style-name="ce3">
            <text:p>8.0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63f5d64f8c70c78376d1b5f9485511daa5a9d8c</text:p>
          </table:table-cell>
          <table:table-cell office:value-type="float" office:value="8.06" table:style-name="ce3">
            <text:p>8.0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73b114e6e803fdee6f8c4dec2edd8fd37bbecc0</text:p>
          </table:table-cell>
          <table:table-cell office:value-type="float" office:value="8.06" table:style-name="ce3">
            <text:p>8.0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288d80ce9cf4d608eb41dc28dba194b1851dec5</text:p>
          </table:table-cell>
          <table:table-cell office:value-type="float" office:value="8.06" table:style-name="ce3">
            <text:p>8.0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91ba6c8fd27e676f8c2f5341bfaf487765fa0dd</text:p>
          </table:table-cell>
          <table:table-cell office:value-type="float" office:value="8.07" table:style-name="ce3">
            <text:p>8.0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de22c51fffa76f33c3a7698a3f7a9e6ab6be9ac</text:p>
          </table:table-cell>
          <table:table-cell office:value-type="float" office:value="8.07" table:style-name="ce3">
            <text:p>8.0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02430aa4e945c0273cf3a6f35b982cef7067ad1</text:p>
          </table:table-cell>
          <table:table-cell office:value-type="float" office:value="8.07" table:style-name="ce3">
            <text:p>8.0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eecd9dc3fe216cd45a2194e5f1a1d472a3fec56</text:p>
          </table:table-cell>
          <table:table-cell office:value-type="float" office:value="8.07" table:style-name="ce3">
            <text:p>8.0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8f0e46e53ed6791407294aa4e797d7d17a2b677</text:p>
          </table:table-cell>
          <table:table-cell office:value-type="float" office:value="8.07" table:style-name="ce3">
            <text:p>8.0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eef887d0fd74edee1667f50dce5b41efbe0a180</text:p>
          </table:table-cell>
          <table:table-cell office:value-type="float" office:value="8.08" table:style-name="ce3">
            <text:p>8.0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90b12e40983b7635bc452c3b6e00c80549220a</text:p>
          </table:table-cell>
          <table:table-cell office:value-type="float" office:value="8.09" table:style-name="ce3">
            <text:p>8.0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988cfcd0c8de2ee3ceb97a74aec90558ff0e26a</text:p>
          </table:table-cell>
          <table:table-cell office:value-type="float" office:value="8.09" table:style-name="ce3">
            <text:p>8.0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0fc74820b7bcdd23c196f494e7686305acbdc71e</text:p>
          </table:table-cell>
          <table:table-cell office:value-type="float" office:value="8.1" table:style-name="ce3">
            <text:p>8.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d0c27e5e776d4ebe788c50a8da1a1c9215ae25a</text:p>
          </table:table-cell>
          <table:table-cell office:value-type="float" office:value="8.1" table:style-name="ce3">
            <text:p>8.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00bef8afee8f3c595d535c9c03c490cac1a4f021</text:p>
          </table:table-cell>
          <table:table-cell office:value-type="float" office:value="8.11" table:style-name="ce3">
            <text:p>8.1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cfda392887d01754199fa5f5cecf6ea3c9b0fec</text:p>
          </table:table-cell>
          <table:table-cell office:value-type="float" office:value="8.11" table:style-name="ce3">
            <text:p>8.1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4d38a6fd027c342a0719d9e7d0f6bd3e820a238a</text:p>
          </table:table-cell>
          <table:table-cell office:value-type="float" office:value="8.11" table:style-name="ce3">
            <text:p>8.1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7277ea28c0232720e23ee3ba0dcbb84a273aa53c</text:p>
          </table:table-cell>
          <table:table-cell office:value-type="float" office:value="8.11" table:style-name="ce3">
            <text:p>8.1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78ca432228d8679112c09d9b3d50491c5539681a</text:p>
          </table:table-cell>
          <table:table-cell office:value-type="float" office:value="8.11" table:style-name="ce3">
            <text:p>8.1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a116d1e7d5af20a32ad9d0232b6803c70f7978d</text:p>
          </table:table-cell>
          <table:table-cell office:value-type="float" office:value="8.1199999999999992" table:style-name="ce3">
            <text:p>8.1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454c509567c0f19453009731315e3db245a8c756</text:p>
          </table:table-cell>
          <table:table-cell office:value-type="float" office:value="8.1199999999999992" table:style-name="ce3">
            <text:p>8.1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6caffe338b5140bd8ac35fd0000f867266bd08a</text:p>
          </table:table-cell>
          <table:table-cell office:value-type="float" office:value="8.1199999999999992" table:style-name="ce3">
            <text:p>8.1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7b3d30b5f05d1acd3bd4979bd8e18efaafdcbc62</text:p>
          </table:table-cell>
          <table:table-cell office:value-type="float" office:value="8.1199999999999992" table:style-name="ce3">
            <text:p>8.1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7f5f84b208b2889ece946b277eaca95d838072bd</text:p>
          </table:table-cell>
          <table:table-cell office:value-type="float" office:value="8.1199999999999992" table:style-name="ce3">
            <text:p>8.1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63102b5e7fbad9de96373d99c0697d8db856bb0</text:p>
          </table:table-cell>
          <table:table-cell office:value-type="float" office:value="8.1300000000000008" table:style-name="ce3">
            <text:p>8.1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46c1ebc62f7d6b099a6696755c9be3b984d2a27a</text:p>
          </table:table-cell>
          <table:table-cell office:value-type="float" office:value="8.1300000000000008" table:style-name="ce3">
            <text:p>8.1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36602cb1404169f62436284f9cdba1a7b21c7ae</text:p>
          </table:table-cell>
          <table:table-cell office:value-type="float" office:value="8.1300000000000008" table:style-name="ce3">
            <text:p>8.1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cb262ad711450f9a6a0f5cf786788b17d2d481a</text:p>
          </table:table-cell>
          <table:table-cell office:value-type="float" office:value="8.14" table:style-name="ce3">
            <text:p>8.1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a27f4f6ce9cc005a8f1a5f7441d26db75c9cd2c</text:p>
          </table:table-cell>
          <table:table-cell office:value-type="float" office:value="8.14" table:style-name="ce3">
            <text:p>8.1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4203f7e50c4e403622aeb1b6d39ca45285510aa8</text:p>
          </table:table-cell>
          <table:table-cell office:value-type="float" office:value="8.14" table:style-name="ce3">
            <text:p>8.1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4f0784758f47badc4dc66910c529236f8a45bf3f</text:p>
          </table:table-cell>
          <table:table-cell office:value-type="float" office:value="8.14" table:style-name="ce3">
            <text:p>8.1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76adaa79b0d19f7d32da3bf027c2b4fb995952ec</text:p>
          </table:table-cell>
          <table:table-cell office:value-type="float" office:value="8.14" table:style-name="ce3">
            <text:p>8.1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081cbf0e54173c1b4c90be93a514521bc9c710fb</text:p>
          </table:table-cell>
          <table:table-cell office:value-type="float" office:value="8.15" table:style-name="ce3">
            <text:p>8.1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6dbfe4759f861ee72011812df2178cbbfd736a1</text:p>
          </table:table-cell>
          <table:table-cell office:value-type="float" office:value="8.15" table:style-name="ce3">
            <text:p>8.1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94f4eb7fa3337f92a1148e8e9ba1727995bc8f5</text:p>
          </table:table-cell>
          <table:table-cell office:value-type="float" office:value="8.15" table:style-name="ce3">
            <text:p>8.1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ee8b93a31b564cdb14f3d62f08dd862461e0918</text:p>
          </table:table-cell>
          <table:table-cell office:value-type="float" office:value="8.15" table:style-name="ce3">
            <text:p>8.1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4dbe8c25b64077b21bf5cd971f115f2e32109c44</text:p>
          </table:table-cell>
          <table:table-cell office:value-type="float" office:value="8.16" table:style-name="ce3">
            <text:p>8.1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0bd2037bf68a97753e5e67ab55dac026a649f279</text:p>
          </table:table-cell>
          <table:table-cell office:value-type="float" office:value="8.17" table:style-name="ce3">
            <text:p>8.1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44327e7dea2e5f69fea97c9333f7cd64484303c5</text:p>
          </table:table-cell>
          <table:table-cell office:value-type="float" office:value="8.17" table:style-name="ce3">
            <text:p>8.1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8dfdda4538b55efcc287512b508d9fa2638028d</text:p>
          </table:table-cell>
          <table:table-cell office:value-type="float" office:value="8.17" table:style-name="ce3">
            <text:p>8.1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035f97702f2c01d26ab1fae8f39ea2f98a0caa3c</text:p>
          </table:table-cell>
          <table:table-cell office:value-type="float" office:value="8.18" table:style-name="ce3">
            <text:p>8.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0a99205e11c0c6d86b348a926f693d6529e0210f</text:p>
          </table:table-cell>
          <table:table-cell office:value-type="float" office:value="8.18" table:style-name="ce3">
            <text:p>8.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0dd138a9a2b0349ede3fee340cb02e40197aea3d</text:p>
          </table:table-cell>
          <table:table-cell office:value-type="float" office:value="8.18" table:style-name="ce3">
            <text:p>8.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fc4ddeb8a68d05ed8084b0d59d038f3649c10d9</text:p>
          </table:table-cell>
          <table:table-cell office:value-type="float" office:value="8.18" table:style-name="ce3">
            <text:p>8.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802b44166f1c38ec00397c57abdf65b7596b9f0e</text:p>
          </table:table-cell>
          <table:table-cell office:value-type="float" office:value="8.18" table:style-name="ce3">
            <text:p>8.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02f8a629f1a01a476de3944da2860d1c107f1b28</text:p>
          </table:table-cell>
          <table:table-cell office:value-type="float" office:value="8.19" table:style-name="ce3">
            <text:p>8.1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f7ef2d7fa25c0f8d9de0a5ca7301041b9d08e4d</text:p>
          </table:table-cell>
          <table:table-cell office:value-type="float" office:value="8.19" table:style-name="ce3">
            <text:p>8.1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4f12a32bbef137a864b199061b62d35b4002e6bd</text:p>
          </table:table-cell>
          <table:table-cell office:value-type="float" office:value="8.19" table:style-name="ce3">
            <text:p>8.1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013de369c439ab0ead8aa7da64423aa395a8be39</text:p>
          </table:table-cell>
          <table:table-cell office:value-type="float" office:value="8.1999999999999993" table:style-name="ce3">
            <text:p>8.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46c49850a9aa3be9f66161090ac1f0a8796b19ff</text:p>
          </table:table-cell>
          <table:table-cell office:value-type="float" office:value="8.1999999999999993" table:style-name="ce3">
            <text:p>8.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0779b692cc73e3ba24df84db11b8e2bbb062591</text:p>
          </table:table-cell>
          <table:table-cell office:value-type="float" office:value="8.2100000000000009" table:style-name="ce3">
            <text:p>8.2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53de78f41ee12882a2cbc4177fb3c4e5c3eac28</text:p>
          </table:table-cell>
          <table:table-cell office:value-type="float" office:value="8.2100000000000009" table:style-name="ce3">
            <text:p>8.2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75c2aec59b46e4c6745540c0af596b8cc6db5cb5</text:p>
          </table:table-cell>
          <table:table-cell office:value-type="float" office:value="8.2100000000000009" table:style-name="ce3">
            <text:p>8.2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7855b4de6d964e1f7477a3a40d384de9f4602f49</text:p>
          </table:table-cell>
          <table:table-cell office:value-type="float" office:value="8.2100000000000009" table:style-name="ce3">
            <text:p>8.2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2d6dd781d58e55171ace76bdfffe7181f5a916e</text:p>
          </table:table-cell>
          <table:table-cell office:value-type="float" office:value="8.2200000000000006" table:style-name="ce3">
            <text:p>8.2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73351e7d3ace1ea88b52e895d6fccc2f2bee88f3</text:p>
          </table:table-cell>
          <table:table-cell office:value-type="float" office:value="8.2200000000000006" table:style-name="ce3">
            <text:p>8.2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bf00adb6ad4cfbed2cab01bf71398e1ed9db042</text:p>
          </table:table-cell>
          <table:table-cell office:value-type="float" office:value="8.23" table:style-name="ce3">
            <text:p>8.2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4283eb36b1b51da5126f973e69199151b8f26c2</text:p>
          </table:table-cell>
          <table:table-cell office:value-type="float" office:value="8.23" table:style-name="ce3">
            <text:p>8.2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dccadbfae8f0adb300cb239e727b2481e2b149e</text:p>
          </table:table-cell>
          <table:table-cell office:value-type="float" office:value="8.24" table:style-name="ce3">
            <text:p>8.2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8a0f5e69c747c78015cf8fb0eac804b9a733bb2</text:p>
          </table:table-cell>
          <table:table-cell office:value-type="float" office:value="8.24" table:style-name="ce3">
            <text:p>8.2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f7bdf97a5978e8b7a4b3f69a474540c0c38498e</text:p>
          </table:table-cell>
          <table:table-cell office:value-type="float" office:value="8.24" table:style-name="ce3">
            <text:p>8.2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41c2ea992ebadf309d399ecabb99fba4487e2920</text:p>
          </table:table-cell>
          <table:table-cell office:value-type="float" office:value="8.24" table:style-name="ce3">
            <text:p>8.2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3de421fb8d11a118ae783980d2e204b71e4f2d9</text:p>
          </table:table-cell>
          <table:table-cell office:value-type="float" office:value="8.26" table:style-name="ce3">
            <text:p>8.2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8940a6516bb354b4172fe3524f8b7328a5cf2fd</text:p>
          </table:table-cell>
          <table:table-cell office:value-type="float" office:value="8.27" table:style-name="ce3">
            <text:p>8.2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e4d0a4d83e5724fd92e13da6474090be3593639</text:p>
          </table:table-cell>
          <table:table-cell office:value-type="float" office:value="8.27" table:style-name="ce3">
            <text:p>8.2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e8b47e527548d947c688069d4a5c60ed67ace19</text:p>
          </table:table-cell>
          <table:table-cell office:value-type="float" office:value="8.2799999999999994" table:style-name="ce3">
            <text:p>8.2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8a95bac37747ee4fd0e321770a89477f49492a3</text:p>
          </table:table-cell>
          <table:table-cell office:value-type="float" office:value="8.2799999999999994" table:style-name="ce3">
            <text:p>8.2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03ee97d90e36481c0c5a1cca5279c3aacfe91c6</text:p>
          </table:table-cell>
          <table:table-cell office:value-type="float" office:value="8.2799999999999994" table:style-name="ce3">
            <text:p>8.2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052039d5c5915699359b1d549b36ea69330c0ac3</text:p>
          </table:table-cell>
          <table:table-cell office:value-type="float" office:value="8.2899999999999991" table:style-name="ce3">
            <text:p>8.2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f15254ccdc062083c8f4e02523e18c2384dc6e1</text:p>
          </table:table-cell>
          <table:table-cell office:value-type="float" office:value="8.2899999999999991" table:style-name="ce3">
            <text:p>8.2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b0e56cb91cf7c26836c7fe857ef2fef62c2031f</text:p>
          </table:table-cell>
          <table:table-cell office:value-type="float" office:value="8.2899999999999991" table:style-name="ce3">
            <text:p>8.2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4932174dcf0408a7eb862930c9c6be33d30825a6</text:p>
          </table:table-cell>
          <table:table-cell office:value-type="float" office:value="8.2899999999999991" table:style-name="ce3">
            <text:p>8.2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04feabadb3e2d863eded075f541be8ff78d50474</text:p>
          </table:table-cell>
          <table:table-cell office:value-type="float" office:value="8.3000000000000007" table:style-name="ce3">
            <text:p>8.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6f103845d668685765328530c0aa2d71a0ce0d4</text:p>
          </table:table-cell>
          <table:table-cell office:value-type="float" office:value="8.3000000000000007" table:style-name="ce3">
            <text:p>8.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c374b4a75105783a809e8b6ba468da3200d0c1a</text:p>
          </table:table-cell>
          <table:table-cell office:value-type="float" office:value="8.3000000000000007" table:style-name="ce3">
            <text:p>8.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80212c0b606f5dcba043483a07f677a5455c3901</text:p>
          </table:table-cell>
          <table:table-cell office:value-type="float" office:value="8.3000000000000007" table:style-name="ce3">
            <text:p>8.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0208a0e6cd46ed16c4fd6b83f3993696ace5495</text:p>
          </table:table-cell>
          <table:table-cell office:value-type="float" office:value="8.31" table:style-name="ce3">
            <text:p>8.3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154c47df672f6768571f878e472ff2808274cda</text:p>
          </table:table-cell>
          <table:table-cell office:value-type="float" office:value="8.31" table:style-name="ce3">
            <text:p>8.3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05218d5a6d67f5c1d6305dffb907e940260304c1</text:p>
          </table:table-cell>
          <table:table-cell office:value-type="float" office:value="8.32" table:style-name="ce3">
            <text:p>8.3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f641156e4298943167e0e1ad7a63696ff3bc17d</text:p>
          </table:table-cell>
          <table:table-cell office:value-type="float" office:value="8.32" table:style-name="ce3">
            <text:p>8.3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491ae8a65839fc737fb2c3e6ed06b990c7f36dea</text:p>
          </table:table-cell>
          <table:table-cell office:value-type="float" office:value="8.32" table:style-name="ce3">
            <text:p>8.3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d7aa061832e40bec792c52ef42de898a5045a1b</text:p>
          </table:table-cell>
          <table:table-cell office:value-type="float" office:value="8.32" table:style-name="ce3">
            <text:p>8.3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e030103a9bd01aba1285730aa1bce7cc90f7bf4</text:p>
          </table:table-cell>
          <table:table-cell office:value-type="float" office:value="8.32" table:style-name="ce3">
            <text:p>8.3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c468e0d90bf790fd74609738544edd3f0e5c74c</text:p>
          </table:table-cell>
          <table:table-cell office:value-type="float" office:value="8.32" table:style-name="ce3">
            <text:p>8.3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701f03bc7072ef7b0114a4769bc8955e5e5c9af2</text:p>
          </table:table-cell>
          <table:table-cell office:value-type="float" office:value="8.32" table:style-name="ce3">
            <text:p>8.3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17d3bf4a5deb7a9f3422f088e10bb3f8eeb7e12</text:p>
          </table:table-cell>
          <table:table-cell office:value-type="float" office:value="8.33" table:style-name="ce3">
            <text:p>8.3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092370bceb84374c83ca09e8d8f93c837d923bc7</text:p>
          </table:table-cell>
          <table:table-cell office:value-type="float" office:value="8.34" table:style-name="ce3">
            <text:p>8.3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d450fbabcb95dad1b49ce3a6c70ee6fd9ed6c68</text:p>
          </table:table-cell>
          <table:table-cell office:value-type="float" office:value="8.34" table:style-name="ce3">
            <text:p>8.3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2b816d8d256303699a90dcb83b99804366a17bf</text:p>
          </table:table-cell>
          <table:table-cell office:value-type="float" office:value="8.34" table:style-name="ce3">
            <text:p>8.3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cd8d19ff2089fdfa9cdcd521a40b1e247c17cd1</text:p>
          </table:table-cell>
          <table:table-cell office:value-type="float" office:value="8.34" table:style-name="ce3">
            <text:p>8.3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e6562ac23e7980dcf32fa8963837c68dafc906f</text:p>
          </table:table-cell>
          <table:table-cell office:value-type="float" office:value="8.35" table:style-name="ce3">
            <text:p>8.3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d2a4450b9548913c0ae383640f67de8ca10edad</text:p>
          </table:table-cell>
          <table:table-cell office:value-type="float" office:value="8.35" table:style-name="ce3">
            <text:p>8.3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eebebef2194643799de3dbdbb098cffa856d37d</text:p>
          </table:table-cell>
          <table:table-cell office:value-type="float" office:value="8.36" table:style-name="ce3">
            <text:p>8.3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70586c4437f01c7ae612aa151f53958ac10a412e</text:p>
          </table:table-cell>
          <table:table-cell office:value-type="float" office:value="8.36" table:style-name="ce3">
            <text:p>8.3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fde2156c0969b0aebe55ebab7ad14f529a492cf</text:p>
          </table:table-cell>
          <table:table-cell office:value-type="float" office:value="8.3699999999999992" table:style-name="ce3">
            <text:p>8.3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32cce96362898f08e9150ba244adaf2d6583ab2</text:p>
          </table:table-cell>
          <table:table-cell office:value-type="float" office:value="8.3699999999999992" table:style-name="ce3">
            <text:p>8.3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4cc8a421bf0c776aae86c3838ed759171d4cee50</text:p>
          </table:table-cell>
          <table:table-cell office:value-type="float" office:value="8.3699999999999992" table:style-name="ce3">
            <text:p>8.3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5664bd6d6073e97a98788e3f319eb36662f29f8</text:p>
          </table:table-cell>
          <table:table-cell office:value-type="float" office:value="8.3699999999999992" table:style-name="ce3">
            <text:p>8.3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825e4001677d8644d6df773aea2f924c45d47318</text:p>
          </table:table-cell>
          <table:table-cell office:value-type="float" office:value="8.3699999999999992" table:style-name="ce3">
            <text:p>8.3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8319f9e5000e715c176f1de5d0e33da0b25481f3</text:p>
          </table:table-cell>
          <table:table-cell office:value-type="float" office:value="8.3699999999999992" table:style-name="ce3">
            <text:p>8.3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95aa2f618f1001a6ca4da0300dd8bb798013a73</text:p>
          </table:table-cell>
          <table:table-cell office:value-type="float" office:value="8.3800000000000008" table:style-name="ce3">
            <text:p>8.3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2cba18268cc16143359b59ebc94adf65af340a4</text:p>
          </table:table-cell>
          <table:table-cell office:value-type="float" office:value="8.3800000000000008" table:style-name="ce3">
            <text:p>8.3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0efb5f5c748870210f094db59aa50c4360d32cc</text:p>
          </table:table-cell>
          <table:table-cell office:value-type="float" office:value="8.39" table:style-name="ce3">
            <text:p>8.3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8b6c6604b111cc912e369256cac2bf944041a2c</text:p>
          </table:table-cell>
          <table:table-cell office:value-type="float" office:value="8.39" table:style-name="ce3">
            <text:p>8.3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841fabcde0188d8dc9b3060cacffafa3450ec85</text:p>
          </table:table-cell>
          <table:table-cell office:value-type="float" office:value="8.39" table:style-name="ce3">
            <text:p>8.3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55f5a83c42ccc83c7c0ac2caa5cd8237e685751</text:p>
          </table:table-cell>
          <table:table-cell office:value-type="float" office:value="8.39" table:style-name="ce3">
            <text:p>8.3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73a272eb71cab822302a981b1748230c3ec8b8ef</text:p>
          </table:table-cell>
          <table:table-cell office:value-type="float" office:value="8.39" table:style-name="ce3">
            <text:p>8.3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787ac9013d322ae24dda40f918c05f9fe47601ca</text:p>
          </table:table-cell>
          <table:table-cell office:value-type="float" office:value="8.39" table:style-name="ce3">
            <text:p>8.3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7d9accfb703fb86e2d5f39929309e7f273b46c79</text:p>
          </table:table-cell>
          <table:table-cell office:value-type="float" office:value="8.39" table:style-name="ce3">
            <text:p>8.3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6b6e419367318f9a3a28439ae013d55638ba0d3</text:p>
          </table:table-cell>
          <table:table-cell office:value-type="float" office:value="8.4" table:style-name="ce3">
            <text:p>8.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30d2bc8c65a9815a0b2c7dcfc98866f760b433c</text:p>
          </table:table-cell>
          <table:table-cell office:value-type="float" office:value="8.4" table:style-name="ce3">
            <text:p>8.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389d34e45392c6d5e8596d686b06d853e1ed696</text:p>
          </table:table-cell>
          <table:table-cell office:value-type="float" office:value="8.4" table:style-name="ce3">
            <text:p>8.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a321021dc357c030017f099c3d1b430bb0d1b65</text:p>
          </table:table-cell>
          <table:table-cell office:value-type="float" office:value="8.4" table:style-name="ce3">
            <text:p>8.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0306a80129ed6d5afadece8164929697bbbdea69</text:p>
          </table:table-cell>
          <table:table-cell office:value-type="float" office:value="8.41" table:style-name="ce3">
            <text:p>8.4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038dfa39ea11eb199e32e61fa4bd264d6d7ebc72</text:p>
          </table:table-cell>
          <table:table-cell office:value-type="float" office:value="8.42" table:style-name="ce3">
            <text:p>8.4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48ff20c10b7d18c30fc84ce214936f5bb440e6e</text:p>
          </table:table-cell>
          <table:table-cell office:value-type="float" office:value="8.42" table:style-name="ce3">
            <text:p>8.4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b3559f14b77090ee6063be193efe80b19bcc591</text:p>
          </table:table-cell>
          <table:table-cell office:value-type="float" office:value="8.42" table:style-name="ce3">
            <text:p>8.4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44ede8e2b591b3b54fc25469d50e442459da73f6</text:p>
          </table:table-cell>
          <table:table-cell office:value-type="float" office:value="8.42" table:style-name="ce3">
            <text:p>8.4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0e346c62a6706465a1c49c59224eed1cdb5f7f5c</text:p>
          </table:table-cell>
          <table:table-cell office:value-type="float" office:value="8.43" table:style-name="ce3">
            <text:p>8.4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978f24f45757e6d0c3a352bf35d073d14b46c6a</text:p>
          </table:table-cell>
          <table:table-cell office:value-type="float" office:value="8.43" table:style-name="ce3">
            <text:p>8.4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2f1e26c28f731fd2ad1787db42f4c13de432ea4</text:p>
          </table:table-cell>
          <table:table-cell office:value-type="float" office:value="8.44" table:style-name="ce3">
            <text:p>8.4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816dc441871b06aa3616402b7d2635c5b77f3d8f</text:p>
          </table:table-cell>
          <table:table-cell office:value-type="float" office:value="8.44" table:style-name="ce3">
            <text:p>8.4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34f25ceeca6e440b1210f205c253cdc8d25942e</text:p>
          </table:table-cell>
          <table:table-cell office:value-type="float" office:value="8.4600000000000009" table:style-name="ce3">
            <text:p>8.4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91d18cff3df066db6fcc8dad718d325607e5493</text:p>
          </table:table-cell>
          <table:table-cell office:value-type="float" office:value="8.4600000000000009" table:style-name="ce3">
            <text:p>8.4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a1431fdc38caa2d40fdd0df60f76683af53a729</text:p>
          </table:table-cell>
          <table:table-cell office:value-type="float" office:value="8.4600000000000009" table:style-name="ce3">
            <text:p>8.4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4bee553c59acf1a22de81ef5c794c44f6371da0a</text:p>
          </table:table-cell>
          <table:table-cell office:value-type="float" office:value="8.4600000000000009" table:style-name="ce3">
            <text:p>8.4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02b640d7a4830b10924009c39b4dd34a4c600cb</text:p>
          </table:table-cell>
          <table:table-cell office:value-type="float" office:value="8.4600000000000009" table:style-name="ce3">
            <text:p>8.4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a3141c7f984f3d6c41f632f6fb689378267bd51</text:p>
          </table:table-cell>
          <table:table-cell office:value-type="float" office:value="8.4600000000000009" table:style-name="ce3">
            <text:p>8.4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4ae698929993e35feef8c07911edb16212f5cf4d</text:p>
          </table:table-cell>
          <table:table-cell office:value-type="float" office:value="8.4700000000000006" table:style-name="ce3">
            <text:p>8.4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73c38d8466f153b974c09c066d1469f63b856d07</text:p>
          </table:table-cell>
          <table:table-cell office:value-type="float" office:value="8.48" table:style-name="ce3">
            <text:p>8.4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4058bd26eee2f8affafaefd2b59b97c358e826cc</text:p>
          </table:table-cell>
          <table:table-cell office:value-type="float" office:value="8.49" table:style-name="ce3">
            <text:p>8.4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06024da8147b5cf6105beb4c403f67cf1ff0aea1</text:p>
          </table:table-cell>
          <table:table-cell office:value-type="float" office:value="8.5" table:style-name="ce3">
            <text:p>8.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1501acd2a7cda8d6f25524e34d6e3dd3c6088ee</text:p>
          </table:table-cell>
          <table:table-cell office:value-type="float" office:value="8.5" table:style-name="ce3">
            <text:p>8.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2011a00e43fa9e527dd0b121ddd133547981b24</text:p>
          </table:table-cell>
          <table:table-cell office:value-type="float" office:value="8.5" table:style-name="ce3">
            <text:p>8.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0b26c12ecc1bc4c1f127d5e6f6302b1b0b584faf</text:p>
          </table:table-cell>
          <table:table-cell office:value-type="float" office:value="8.51" table:style-name="ce3">
            <text:p>8.5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9c9f517c368a528325a1e38b51adf368923bb04</text:p>
          </table:table-cell>
          <table:table-cell office:value-type="float" office:value="8.51" table:style-name="ce3">
            <text:p>8.5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7593f2cd1d978efb79e32ed6981b74ad8523ebd</text:p>
          </table:table-cell>
          <table:table-cell office:value-type="float" office:value="8.51" table:style-name="ce3">
            <text:p>8.5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160b3f7714c45d60c100dd658c543831e390713</text:p>
          </table:table-cell>
          <table:table-cell office:value-type="float" office:value="8.51" table:style-name="ce3">
            <text:p>8.5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ec34c1674a54a0b43f8bc4570e2188a4937da15</text:p>
          </table:table-cell>
          <table:table-cell office:value-type="float" office:value="8.51" table:style-name="ce3">
            <text:p>8.5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39aa923bf965f373c678ba8c10f500d78269e20</text:p>
          </table:table-cell>
          <table:table-cell office:value-type="float" office:value="8.52" table:style-name="ce3">
            <text:p>8.5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f465acb00ca28cf6a7ef4b71b4df1208eb8fc8c</text:p>
          </table:table-cell>
          <table:table-cell office:value-type="float" office:value="8.52" table:style-name="ce3">
            <text:p>8.5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0cab57d7705bafe60116d29a1019a774cd661f02</text:p>
          </table:table-cell>
          <table:table-cell office:value-type="float" office:value="8.5299999999999994" table:style-name="ce3">
            <text:p>8.5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9fb6947af793def84e3b7ab4f867bd460ad1b73</text:p>
          </table:table-cell>
          <table:table-cell office:value-type="float" office:value="8.5299999999999994" table:style-name="ce3">
            <text:p>8.5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8a125bc7a4d79ba10eeb2abdaa878d46eea4b32</text:p>
          </table:table-cell>
          <table:table-cell office:value-type="float" office:value="8.5299999999999994" table:style-name="ce3">
            <text:p>8.5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9ee572da4b7c6d711c46542482cc65bdee55648</text:p>
          </table:table-cell>
          <table:table-cell office:value-type="float" office:value="8.5299999999999994" table:style-name="ce3">
            <text:p>8.5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0aad9682c3c4280eb05dbd27e6cab55f4b1ae4b4</text:p>
          </table:table-cell>
          <table:table-cell office:value-type="float" office:value="8.5399999999999991" table:style-name="ce3">
            <text:p>8.5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e2fe98cf7d490aba85a3eba367d9512bac08ce2</text:p>
          </table:table-cell>
          <table:table-cell office:value-type="float" office:value="8.5399999999999991" table:style-name="ce3">
            <text:p>8.5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949c822529f6d98d518b762c7b49b030685ddda</text:p>
          </table:table-cell>
          <table:table-cell office:value-type="float" office:value="8.5399999999999991" table:style-name="ce3">
            <text:p>8.5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46bd0614cd76a4fa3af7d06e5feae3db673a43a1</text:p>
          </table:table-cell>
          <table:table-cell office:value-type="float" office:value="8.5399999999999991" table:style-name="ce3">
            <text:p>8.5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0fd8f5bcd24b3b8ba8c450de77819037cfd6583</text:p>
          </table:table-cell>
          <table:table-cell office:value-type="float" office:value="8.5399999999999991" table:style-name="ce3">
            <text:p>8.5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a535ac087403316d625c2ed4d5108d7d2d21edb</text:p>
          </table:table-cell>
          <table:table-cell office:value-type="float" office:value="8.5399999999999991" table:style-name="ce3">
            <text:p>8.5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7316452530dd2fb2eb68d1fffeebef98bb730ae0</text:p>
          </table:table-cell>
          <table:table-cell office:value-type="float" office:value="8.5399999999999991" table:style-name="ce3">
            <text:p>8.5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785b27857468f61bde60ab25c5509e8ed38155d7</text:p>
          </table:table-cell>
          <table:table-cell office:value-type="float" office:value="8.5399999999999991" table:style-name="ce3">
            <text:p>8.5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495a7aa30e85503d9a2027af83cd32af0eb7b030</text:p>
          </table:table-cell>
          <table:table-cell office:value-type="float" office:value="8.5500000000000007" table:style-name="ce3">
            <text:p>8.5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f88d783ff0c3a19a1d34b4e45d71b4f9b14b976</text:p>
          </table:table-cell>
          <table:table-cell office:value-type="float" office:value="8.56" table:style-name="ce3">
            <text:p>8.5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0af7a50bb0bc62e730b65f59788dadf102d49b1</text:p>
          </table:table-cell>
          <table:table-cell office:value-type="float" office:value="8.56" table:style-name="ce3">
            <text:p>8.5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3c8bfb97b43132f0054b97a2ebb0f5f3768031d</text:p>
          </table:table-cell>
          <table:table-cell office:value-type="float" office:value="8.56" table:style-name="ce3">
            <text:p>8.5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414a76fbb610cfb396dc7177dfe67944fd7175f2</text:p>
          </table:table-cell>
          <table:table-cell office:value-type="float" office:value="8.56" table:style-name="ce3">
            <text:p>8.5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4d5d641551d82c1f733620b5d8ea4359ba376593</text:p>
          </table:table-cell>
          <table:table-cell office:value-type="float" office:value="8.56" table:style-name="ce3">
            <text:p>8.5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ed610bb14c3c7ebe34cf855871da13009ddf3f0</text:p>
          </table:table-cell>
          <table:table-cell office:value-type="float" office:value="8.56" table:style-name="ce3">
            <text:p>8.5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7ee4cfff4c6cd84aa82b14208a75df86bcff9fba</text:p>
          </table:table-cell>
          <table:table-cell office:value-type="float" office:value="8.56" table:style-name="ce3">
            <text:p>8.5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7f2bf222342aac2992fe15f12039b9f7123524c6</text:p>
          </table:table-cell>
          <table:table-cell office:value-type="float" office:value="8.56" table:style-name="ce3">
            <text:p>8.5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469c5d7634f0e3277f7bc8edfb3d9eb291fc6199</text:p>
          </table:table-cell>
          <table:table-cell office:value-type="float" office:value="8.57" table:style-name="ce3">
            <text:p>8.5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a855637085d9d212518c84446e98888f0667f2e</text:p>
          </table:table-cell>
          <table:table-cell office:value-type="float" office:value="8.57" table:style-name="ce3">
            <text:p>8.5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fa8cdf96032a061ee3b601ee76a28dce25f4735</text:p>
          </table:table-cell>
          <table:table-cell office:value-type="float" office:value="8.57" table:style-name="ce3">
            <text:p>8.5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04fea422f4b51279771239f896f7acb7224a2def</text:p>
          </table:table-cell>
          <table:table-cell office:value-type="float" office:value="8.58" table:style-name="ce3">
            <text:p>8.5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6a3ccb8504db72c0b5ef227b00d61d2e2ec7be</text:p>
          </table:table-cell>
          <table:table-cell office:value-type="float" office:value="8.58" table:style-name="ce3">
            <text:p>8.5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b7541b552024e94b0be876cdb63b69cf3f829d1</text:p>
          </table:table-cell>
          <table:table-cell office:value-type="float" office:value="8.58" table:style-name="ce3">
            <text:p>8.5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475c391e6ec554f2bbe5a6460e5962a4af5ac65</text:p>
          </table:table-cell>
          <table:table-cell office:value-type="float" office:value="8.58" table:style-name="ce3">
            <text:p>8.5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7b27fcdea3732f654b3a3cb4ee1517e8203645a2</text:p>
          </table:table-cell>
          <table:table-cell office:value-type="float" office:value="8.58" table:style-name="ce3">
            <text:p>8.5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01ad03ec301749c033155fc17e657cc767d447c8</text:p>
          </table:table-cell>
          <table:table-cell office:value-type="float" office:value="8.59" table:style-name="ce3">
            <text:p>8.5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97914fcc84fa89dd136503225f5ecdbecb2600a</text:p>
          </table:table-cell>
          <table:table-cell office:value-type="float" office:value="8.59" table:style-name="ce3">
            <text:p>8.5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e171212b96d4d95e0857baadfdc55455113dfc5</text:p>
          </table:table-cell>
          <table:table-cell office:value-type="float" office:value="8.59" table:style-name="ce3">
            <text:p>8.5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4a00f81f528b38404f04d9a360e73fb17b62031</text:p>
          </table:table-cell>
          <table:table-cell office:value-type="float" office:value="8.59" table:style-name="ce3">
            <text:p>8.5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b023883ac089df249ef06f7c8c4398f37e1c55d</text:p>
          </table:table-cell>
          <table:table-cell office:value-type="float" office:value="8.59" table:style-name="ce3">
            <text:p>8.5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7953012ece7e7f5c184ec3ce99de925dc01c46ef</text:p>
          </table:table-cell>
          <table:table-cell office:value-type="float" office:value="8.59" table:style-name="ce3">
            <text:p>8.5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8142efda300bc5bd5a3368d957f2904fb41a6062</text:p>
          </table:table-cell>
          <table:table-cell office:value-type="float" office:value="8.59" table:style-name="ce3">
            <text:p>8.5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024af5e4f76c23e7f08616c60e595453e538a1ba</text:p>
          </table:table-cell>
          <table:table-cell office:value-type="float" office:value="8.6" table:style-name="ce3">
            <text:p>8.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0fbef055915162cb6d6501558499544d6dedb799</text:p>
          </table:table-cell>
          <table:table-cell office:value-type="float" office:value="8.6" table:style-name="ce3">
            <text:p>8.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4d234ae70fe14c2d32bfa01c0ca7cefc47d68703</text:p>
          </table:table-cell>
          <table:table-cell office:value-type="float" office:value="8.6" table:style-name="ce3">
            <text:p>8.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612b36a1b2a4d596254bc506f503c7c94f82950</text:p>
          </table:table-cell>
          <table:table-cell office:value-type="float" office:value="8.6" table:style-name="ce3">
            <text:p>8.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8f61331a385caeed17baaf54abea308426d50fe</text:p>
          </table:table-cell>
          <table:table-cell office:value-type="float" office:value="8.6" table:style-name="ce3">
            <text:p>8.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e22e4cd67d6f2e9f70782c69e67f4d15bee7d1d</text:p>
          </table:table-cell>
          <table:table-cell office:value-type="float" office:value="8.61" table:style-name="ce3">
            <text:p>8.6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57ec20d8f9f416f9b02b0f54a81d3f409d074e9</text:p>
          </table:table-cell>
          <table:table-cell office:value-type="float" office:value="8.61" table:style-name="ce3">
            <text:p>8.6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6a292355e4b31b866da368ac2bc7902a72d4db2</text:p>
          </table:table-cell>
          <table:table-cell office:value-type="float" office:value="8.61" table:style-name="ce3">
            <text:p>8.6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7494b38c6d82b590c4afa6cc975f583f51395177</text:p>
          </table:table-cell>
          <table:table-cell office:value-type="float" office:value="8.61" table:style-name="ce3">
            <text:p>8.6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58cf36e763ba00426124c74961d59614fd9476a</text:p>
          </table:table-cell>
          <table:table-cell office:value-type="float" office:value="8.6199999999999992" table:style-name="ce3">
            <text:p>8.6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0134f9f410c65ad0e8c2254a7e9288670e02a183</text:p>
          </table:table-cell>
          <table:table-cell office:value-type="float" office:value="8.6300000000000008" table:style-name="ce3">
            <text:p>8.6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0367f82909c46a900501cc32d02b913923f75314</text:p>
          </table:table-cell>
          <table:table-cell office:value-type="float" office:value="8.6300000000000008" table:style-name="ce3">
            <text:p>8.6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0603b8a222e368a7727190b2883c7ad7b96ce5ac</text:p>
          </table:table-cell>
          <table:table-cell office:value-type="float" office:value="8.6300000000000008" table:style-name="ce3">
            <text:p>8.6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9787a8ba9b724902ceb45f483190f766e9e291c</text:p>
          </table:table-cell>
          <table:table-cell office:value-type="float" office:value="8.6300000000000008" table:style-name="ce3">
            <text:p>8.6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d5ba7c1c8ab8d16890eeb1772560ab942c42003</text:p>
          </table:table-cell>
          <table:table-cell office:value-type="float" office:value="8.6300000000000008" table:style-name="ce3">
            <text:p>8.6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3b684c9976d06a32dbcdc4685592cd713f9121e</text:p>
          </table:table-cell>
          <table:table-cell office:value-type="float" office:value="8.6300000000000008" table:style-name="ce3">
            <text:p>8.6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01483d94b9efd8e7d95ca45979a6583215c1d58</text:p>
          </table:table-cell>
          <table:table-cell office:value-type="float" office:value="8.64" table:style-name="ce3">
            <text:p>8.6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7f8b72d92d190113dbc807befe9e8033ecdda75f</text:p>
          </table:table-cell>
          <table:table-cell office:value-type="float" office:value="8.64" table:style-name="ce3">
            <text:p>8.6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0e63b2194be2efd4b5b5f2b6e2d77ac12aaadec3</text:p>
          </table:table-cell>
          <table:table-cell office:value-type="float" office:value="8.65" table:style-name="ce3">
            <text:p>8.6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28ed4bebb12d030efad936db13d26a620bd620a</text:p>
          </table:table-cell>
          <table:table-cell office:value-type="float" office:value="8.65" table:style-name="ce3">
            <text:p>8.6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3c9e776300c7de11e0736b069b8e5042372d418</text:p>
          </table:table-cell>
          <table:table-cell office:value-type="float" office:value="8.65" table:style-name="ce3">
            <text:p>8.6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b49681d3b05fba0fa5978673a6d871011186bce</text:p>
          </table:table-cell>
          <table:table-cell office:value-type="float" office:value="8.65" table:style-name="ce3">
            <text:p>8.6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fda7242d55963e0014a8741b5fdd1bd4c34019f</text:p>
          </table:table-cell>
          <table:table-cell office:value-type="float" office:value="8.65" table:style-name="ce3">
            <text:p>8.6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749e9b42869140690bb32bb198ccab1f899cc36c</text:p>
          </table:table-cell>
          <table:table-cell office:value-type="float" office:value="8.65" table:style-name="ce3">
            <text:p>8.6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0785a61c54bc37c6ddad3c02b29d1f9e15adf85b</text:p>
          </table:table-cell>
          <table:table-cell office:value-type="float" office:value="8.66" table:style-name="ce3">
            <text:p>8.6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b5d744051772f15e4bc3167d749711fa798b0c1</text:p>
          </table:table-cell>
          <table:table-cell office:value-type="float" office:value="8.66" table:style-name="ce3">
            <text:p>8.6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7dc6bcdd4ba4cc84cdbf70b50cb26a72cec3db1e</text:p>
          </table:table-cell>
          <table:table-cell office:value-type="float" office:value="8.66" table:style-name="ce3">
            <text:p>8.6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0e3359db56b99eb2f621d7c875f3c26cdd01a64</text:p>
          </table:table-cell>
          <table:table-cell office:value-type="float" office:value="8.67" table:style-name="ce3">
            <text:p>8.6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4e895c502e5446c21dfe7fd758e1336d2e66ace1</text:p>
          </table:table-cell>
          <table:table-cell office:value-type="float" office:value="8.67" table:style-name="ce3">
            <text:p>8.6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3293554378a8a5f29de5440ab1c49003af0214a</text:p>
          </table:table-cell>
          <table:table-cell office:value-type="float" office:value="8.69" table:style-name="ce3">
            <text:p>8.6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7d64015616b9e7f49e213890b7b93a2f8796f07</text:p>
          </table:table-cell>
          <table:table-cell office:value-type="float" office:value="8.69" table:style-name="ce3">
            <text:p>8.6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0341249377940c004d0823408ace7cddbddbc923</text:p>
          </table:table-cell>
          <table:table-cell office:value-type="float" office:value="8.6999999999999993" table:style-name="ce3">
            <text:p>8.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0d815307d5307124d148bbebfb41497230c4bd15</text:p>
          </table:table-cell>
          <table:table-cell office:value-type="float" office:value="8.6999999999999993" table:style-name="ce3">
            <text:p>8.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cddc42a00117daf32501cba07d6dc181de7ed24</text:p>
          </table:table-cell>
          <table:table-cell office:value-type="float" office:value="8.6999999999999993" table:style-name="ce3">
            <text:p>8.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404b067bd1dc212fb28d256714a9dc430d5e65af</text:p>
          </table:table-cell>
          <table:table-cell office:value-type="float" office:value="8.6999999999999993" table:style-name="ce3">
            <text:p>8.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42510054a233b7b56beccee99fdd4543c3cff388</text:p>
          </table:table-cell>
          <table:table-cell office:value-type="float" office:value="8.6999999999999993" table:style-name="ce3">
            <text:p>8.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03affec12fb99997f583ed73b60262572694795</text:p>
          </table:table-cell>
          <table:table-cell office:value-type="float" office:value="8.6999999999999993" table:style-name="ce3">
            <text:p>8.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80dd54e80df2e8833ebb3927fd55a514dcfe637d</text:p>
          </table:table-cell>
          <table:table-cell office:value-type="float" office:value="8.6999999999999993" table:style-name="ce3">
            <text:p>8.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0601ede7fba3727ac6cae3653b12cebafea42863</text:p>
          </table:table-cell>
          <table:table-cell office:value-type="float" office:value="8.7100000000000009" table:style-name="ce3">
            <text:p>8.7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a651a0e1038b173950ab2be4fb4b3016d617aa6</text:p>
          </table:table-cell>
          <table:table-cell office:value-type="float" office:value="8.7100000000000009" table:style-name="ce3">
            <text:p>8.7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4bed6361746e48435a9be358a5bbeba59696ab7d</text:p>
          </table:table-cell>
          <table:table-cell office:value-type="float" office:value="8.7100000000000009" table:style-name="ce3">
            <text:p>8.7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e092e334855a0d8739d53c39798bb26f3376959</text:p>
          </table:table-cell>
          <table:table-cell office:value-type="float" office:value="8.7100000000000009" table:style-name="ce3">
            <text:p>8.7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720ce5dcaede4e84cbbe7874961853e416f0d2a2</text:p>
          </table:table-cell>
          <table:table-cell office:value-type="float" office:value="8.7100000000000009" table:style-name="ce3">
            <text:p>8.7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0a9b6ec3e82e8a2527b21eb3420a6d9b72f4f71e</text:p>
          </table:table-cell>
          <table:table-cell office:value-type="float" office:value="8.7200000000000006" table:style-name="ce3">
            <text:p>8.7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954b15205238530f2cb3b66db735fad6d0c8fda</text:p>
          </table:table-cell>
          <table:table-cell office:value-type="float" office:value="8.7200000000000006" table:style-name="ce3">
            <text:p>8.7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3e8b9776a349c810234bb174f7326d14c89bce5</text:p>
          </table:table-cell>
          <table:table-cell office:value-type="float" office:value="8.73" table:style-name="ce3">
            <text:p>8.7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90881963c5fbcde08d9cbc2ec73846bd8eabaa2</text:p>
          </table:table-cell>
          <table:table-cell office:value-type="float" office:value="8.73" table:style-name="ce3">
            <text:p>8.7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dff6f1ca71378339e605de17936cff49dca5486</text:p>
          </table:table-cell>
          <table:table-cell office:value-type="float" office:value="8.73" table:style-name="ce3">
            <text:p>8.7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6cc2520b79b2222de0037a32fcaeb81c09f3002</text:p>
          </table:table-cell>
          <table:table-cell office:value-type="float" office:value="8.74" table:style-name="ce3">
            <text:p>8.7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7ff40068998a37a4e2c73bbb325103500cdb0e0</text:p>
          </table:table-cell>
          <table:table-cell office:value-type="float" office:value="8.74" table:style-name="ce3">
            <text:p>8.7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3b56263b633c2be1e87243fd37356c924eb9a4e</text:p>
          </table:table-cell>
          <table:table-cell office:value-type="float" office:value="8.74" table:style-name="ce3">
            <text:p>8.7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199c36a1e584c7a1d0d4d20a1d98f19f9d05785</text:p>
          </table:table-cell>
          <table:table-cell office:value-type="float" office:value="8.74" table:style-name="ce3">
            <text:p>8.7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dc988c0cbd4f0ba3d2217d8b84911b6a8d81c47</text:p>
          </table:table-cell>
          <table:table-cell office:value-type="float" office:value="8.74" table:style-name="ce3">
            <text:p>8.7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74ca49651c685988e265884821dcfe0961a1ebdf</text:p>
          </table:table-cell>
          <table:table-cell office:value-type="float" office:value="8.74" table:style-name="ce3">
            <text:p>8.7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7e4e1a800af30eb9922c09f9d751b0873e0dc467</text:p>
          </table:table-cell>
          <table:table-cell office:value-type="float" office:value="8.74" table:style-name="ce3">
            <text:p>8.7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0799ab89dacde8042474f7bfe75a739fd151b73d</text:p>
          </table:table-cell>
          <table:table-cell office:value-type="float" office:value="8.75" table:style-name="ce3">
            <text:p>8.7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47b6f40dbac97bd24c857f37744f2c4fd590cc8</text:p>
          </table:table-cell>
          <table:table-cell office:value-type="float" office:value="8.75" table:style-name="ce3">
            <text:p>8.7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5cc3e4b8108e6eb405c96afabb167d6c0f9b50c</text:p>
          </table:table-cell>
          <table:table-cell office:value-type="float" office:value="8.75" table:style-name="ce3">
            <text:p>8.7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041dc9a457bc7a9f1dcb5b215aaa78a6868483f5</text:p>
          </table:table-cell>
          <table:table-cell office:value-type="float" office:value="8.76" table:style-name="ce3">
            <text:p>8.7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587f82c10e4a0f4241b317cba4fb5691bab07a1</text:p>
          </table:table-cell>
          <table:table-cell office:value-type="float" office:value="8.76" table:style-name="ce3">
            <text:p>8.7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8191f4a8648e65ada28c23f52f578dec21cd98</text:p>
          </table:table-cell>
          <table:table-cell office:value-type="float" office:value="8.76" table:style-name="ce3">
            <text:p>8.7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7b6c995004d7267af856efa19b12c7455bccdbd8</text:p>
          </table:table-cell>
          <table:table-cell office:value-type="float" office:value="8.77" table:style-name="ce3">
            <text:p>8.7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4e1cce9ed2c3033338382d755820b85faec9a7b3</text:p>
          </table:table-cell>
          <table:table-cell office:value-type="float" office:value="8.7799999999999994" table:style-name="ce3">
            <text:p>8.7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83c0d2f69c3628797f0d6f343c4cd6276dc9d15e</text:p>
          </table:table-cell>
          <table:table-cell office:value-type="float" office:value="8.7799999999999994" table:style-name="ce3">
            <text:p>8.7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10da1d7ba2be3ffa13d62c7ed8b917e5dcebece</text:p>
          </table:table-cell>
          <table:table-cell office:value-type="float" office:value="8.7899999999999991" table:style-name="ce3">
            <text:p>8.7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ce312f66b2f6b7c5766e4d5cb1f7452aa20911</text:p>
          </table:table-cell>
          <table:table-cell office:value-type="float" office:value="8.7899999999999991" table:style-name="ce3">
            <text:p>8.7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4f6fd0da81e68652a26b633fcb7d4d4169e2e75</text:p>
          </table:table-cell>
          <table:table-cell office:value-type="float" office:value="8.7899999999999991" table:style-name="ce3">
            <text:p>8.7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4c0740a4fccc2e15f52d77bbaceccfc1ffe309c2</text:p>
          </table:table-cell>
          <table:table-cell office:value-type="float" office:value="8.7899999999999991" table:style-name="ce3">
            <text:p>8.7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729764776215a0456ef5332c5168b4db29314b4</text:p>
          </table:table-cell>
          <table:table-cell office:value-type="float" office:value="8.7899999999999991" table:style-name="ce3">
            <text:p>8.7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020f253c343856ea875e959023e79fb1d4d9c0a3</text:p>
          </table:table-cell>
          <table:table-cell office:value-type="float" office:value="8.8000000000000007" table:style-name="ce3">
            <text:p>8.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98a40125a414f949647ee201ecbe39553bedb6a</text:p>
          </table:table-cell>
          <table:table-cell office:value-type="float" office:value="8.8000000000000007" table:style-name="ce3">
            <text:p>8.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75b4f05700440a54255124cf44b8ca0d4252df85</text:p>
          </table:table-cell>
          <table:table-cell office:value-type="float" office:value="8.8000000000000007" table:style-name="ce3">
            <text:p>8.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3ead7fc0a3cd59c67bb412d705c5f5b9cedccfe</text:p>
          </table:table-cell>
          <table:table-cell office:value-type="float" office:value="8.81" table:style-name="ce3">
            <text:p>8.8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7df2a39d7e572a525fc26d9633039d83b900ed61</text:p>
          </table:table-cell>
          <table:table-cell office:value-type="float" office:value="8.81" table:style-name="ce3">
            <text:p>8.8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0253729dc5e3b0b2d3dddc37638199910394daf</text:p>
          </table:table-cell>
          <table:table-cell office:value-type="float" office:value="8.82" table:style-name="ce3">
            <text:p>8.8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e055a4ba4266c760d42cc958ce119d344f402f6</text:p>
          </table:table-cell>
          <table:table-cell office:value-type="float" office:value="8.82" table:style-name="ce3">
            <text:p>8.8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98ab55ef7a383e76268b59d877afbc86fff2178</text:p>
          </table:table-cell>
          <table:table-cell office:value-type="float" office:value="8.82" table:style-name="ce3">
            <text:p>8.8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bb7bc7fa80594c77e224e8f9632c765f26838e5</text:p>
          </table:table-cell>
          <table:table-cell office:value-type="float" office:value="8.83" table:style-name="ce3">
            <text:p>8.8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9a9c1bfe53383e21dc534379f5fd64c4efd4305</text:p>
          </table:table-cell>
          <table:table-cell office:value-type="float" office:value="8.83" table:style-name="ce3">
            <text:p>8.8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d621dbbe38ec756f71d3d1ff5b1f2de707330be</text:p>
          </table:table-cell>
          <table:table-cell office:value-type="float" office:value="8.83" table:style-name="ce3">
            <text:p>8.8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2bc28e18de640d9831303f80a4e44c352fb6170</text:p>
          </table:table-cell>
          <table:table-cell office:value-type="float" office:value="8.83" table:style-name="ce3">
            <text:p>8.8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94d92685feec07c62b8aa4ccb73b39390f88515</text:p>
          </table:table-cell>
          <table:table-cell office:value-type="float" office:value="8.83" table:style-name="ce3">
            <text:p>8.8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0aee33404db5dc946de8c70be37c6e82582885c6</text:p>
          </table:table-cell>
          <table:table-cell office:value-type="float" office:value="8.84" table:style-name="ce3">
            <text:p>8.8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9bb25163e0a13d6d2b1606c92e1366ad7fd8341</text:p>
          </table:table-cell>
          <table:table-cell office:value-type="float" office:value="8.84" table:style-name="ce3">
            <text:p>8.8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a68900dd1fd8fa7892cc9450d53e991ca241785</text:p>
          </table:table-cell>
          <table:table-cell office:value-type="float" office:value="8.84" table:style-name="ce3">
            <text:p>8.8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572a6a2ba5183ab68c3da80b69071a6a05c3b84</text:p>
          </table:table-cell>
          <table:table-cell office:value-type="float" office:value="8.84" table:style-name="ce3">
            <text:p>8.8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c095c774d9d1d3a4ddcf533186e7146fdbf92a7</text:p>
          </table:table-cell>
          <table:table-cell office:value-type="float" office:value="8.85" table:style-name="ce3">
            <text:p>8.8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941ef044510999dfc8a269ea9255f7b93505147</text:p>
          </table:table-cell>
          <table:table-cell office:value-type="float" office:value="8.85" table:style-name="ce3">
            <text:p>8.8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0577e3c1b0a6df46c7fef07f400b42811cc77250</text:p>
          </table:table-cell>
          <table:table-cell office:value-type="float" office:value="8.86" table:style-name="ce3">
            <text:p>8.8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08b8ccf18df77b125fb5306e9ffb55ad284e1872</text:p>
          </table:table-cell>
          <table:table-cell office:value-type="float" office:value="8.86" table:style-name="ce3">
            <text:p>8.8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235e36e00b0e927e6ce9f6f771ef92915857989</text:p>
          </table:table-cell>
          <table:table-cell office:value-type="float" office:value="8.86" table:style-name="ce3">
            <text:p>8.8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076cc92aff4d582b4b87ff0d111496e4a646b12b</text:p>
          </table:table-cell>
          <table:table-cell office:value-type="float" office:value="8.8699999999999992" table:style-name="ce3">
            <text:p>8.8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46583cc308681a50145af444a26fb217df305c3</text:p>
          </table:table-cell>
          <table:table-cell office:value-type="float" office:value="8.8699999999999992" table:style-name="ce3">
            <text:p>8.8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881032aa20fa792984ffb15d6b043b4228c1070</text:p>
          </table:table-cell>
          <table:table-cell office:value-type="float" office:value="8.8800000000000008" table:style-name="ce3">
            <text:p>8.8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976ed8694419b21b0f2302b6d9db629ce0412e5</text:p>
          </table:table-cell>
          <table:table-cell office:value-type="float" office:value="8.8800000000000008" table:style-name="ce3">
            <text:p>8.8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97092af2e2891b76d0890069566c03468f975c0</text:p>
          </table:table-cell>
          <table:table-cell office:value-type="float" office:value="8.89" table:style-name="ce3">
            <text:p>8.8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9826691e86b5085226acbcace467f656b83880e</text:p>
          </table:table-cell>
          <table:table-cell office:value-type="float" office:value="8.89" table:style-name="ce3">
            <text:p>8.8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88c0aed9f437cb576f998892257a1a9410d1a2e</text:p>
          </table:table-cell>
          <table:table-cell office:value-type="float" office:value="8.91" table:style-name="ce3">
            <text:p>8.9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6a326e7e14e72020e3e0ca3f329baebc245b3f1</text:p>
          </table:table-cell>
          <table:table-cell office:value-type="float" office:value="8.91" table:style-name="ce3">
            <text:p>8.9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816aa6a9aceb1014260977a52d4ad600065ed4d2</text:p>
          </table:table-cell>
          <table:table-cell office:value-type="float" office:value="8.91" table:style-name="ce3">
            <text:p>8.9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08399013cfa671c37b50b71ef25f1b2fd606c009</text:p>
          </table:table-cell>
          <table:table-cell office:value-type="float" office:value="8.93" table:style-name="ce3">
            <text:p>8.9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0bf71ee0dbde0fb1033887111d3094c61e66f44b</text:p>
          </table:table-cell>
          <table:table-cell office:value-type="float" office:value="8.93" table:style-name="ce3">
            <text:p>8.9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e6c70b4de90c2415359c22c351d8b827d22886c</text:p>
          </table:table-cell>
          <table:table-cell office:value-type="float" office:value="8.93" table:style-name="ce3">
            <text:p>8.9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70442b24f09aaf25882d54ff0ec72738c00a41df</text:p>
          </table:table-cell>
          <table:table-cell office:value-type="float" office:value="8.93" table:style-name="ce3">
            <text:p>8.9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0eb93817d6eb3d5bd3e44dbc75971eea193b924f</text:p>
          </table:table-cell>
          <table:table-cell office:value-type="float" office:value="8.94" table:style-name="ce3">
            <text:p>8.9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99ff5851760da9a9d8b8f218dc82b573a397d51</text:p>
          </table:table-cell>
          <table:table-cell office:value-type="float" office:value="8.94" table:style-name="ce3">
            <text:p>8.9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5095065546685ff2d583779d38978a2c0132ccc</text:p>
          </table:table-cell>
          <table:table-cell office:value-type="float" office:value="8.94" table:style-name="ce3">
            <text:p>8.9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98ceb16f7935dd1dada8de4441690df8cdc9e29</text:p>
          </table:table-cell>
          <table:table-cell office:value-type="float" office:value="8.94" table:style-name="ce3">
            <text:p>8.9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a24473bc7b7d3e0a711d9195d9f792a24352436</text:p>
          </table:table-cell>
          <table:table-cell office:value-type="float" office:value="8.94" table:style-name="ce3">
            <text:p>8.9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8460eaaf887a6289fb156f7562fb739ba8e9629e</text:p>
          </table:table-cell>
          <table:table-cell office:value-type="float" office:value="8.94" table:style-name="ce3">
            <text:p>8.9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fdf9d089409fcb9c3728b0a61bb0a00fcc85db8</text:p>
          </table:table-cell>
          <table:table-cell office:value-type="float" office:value="8.9700000000000006" table:style-name="ce3">
            <text:p>8.9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27974170c7fb2e3945a3c5b666bb7f6dadc87ad</text:p>
          </table:table-cell>
          <table:table-cell office:value-type="float" office:value="8.99" table:style-name="ce3">
            <text:p>8.9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ae3ba4f07f87302215a9b35d195bfbeef187ebc</text:p>
          </table:table-cell>
          <table:table-cell office:value-type="float" office:value="8.99" table:style-name="ce3">
            <text:p>8.9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45e8b53fe4fc590dd9c7564fe2c6fa3ede58fbea</text:p>
          </table:table-cell>
          <table:table-cell office:value-type="float" office:value="8.99" table:style-name="ce3">
            <text:p>8.9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77051baba74aab402905de65e8e0bf18e2907ca8</text:p>
          </table:table-cell>
          <table:table-cell office:value-type="float" office:value="8.99" table:style-name="ce3">
            <text:p>8.9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81fbb8b81316a0ddabd7838b1b9ecfaee762f70f</text:p>
          </table:table-cell>
          <table:table-cell office:value-type="float" office:value="8.99" table:style-name="ce3">
            <text:p>8.9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34c7722802329509bf82a5cd7b4a38b5825cc42</text:p>
          </table:table-cell>
          <table:table-cell office:value-type="float" office:value="9.02" table:style-name="ce3">
            <text:p>9.0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d185c0c28fcae1ca2f5876a8e2e6681b38e5af7</text:p>
          </table:table-cell>
          <table:table-cell office:value-type="float" office:value="9.02" table:style-name="ce3">
            <text:p>9.0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4a8923bdd6d76861d91dce4b2670c04da6b45350</text:p>
          </table:table-cell>
          <table:table-cell office:value-type="float" office:value="9.02" table:style-name="ce3">
            <text:p>9.0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710b29019a8c45dfca3eec6a5a92b7d3bfc06cb9</text:p>
          </table:table-cell>
          <table:table-cell office:value-type="float" office:value="9.02" table:style-name="ce3">
            <text:p>9.0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eca9c1b4a046e9ceb3db39e478ccaa393117c3f</text:p>
          </table:table-cell>
          <table:table-cell office:value-type="float" office:value="9.0299999999999994" table:style-name="ce3">
            <text:p>9.0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73ffb966a8305f3cc46f3447459b4224128cd53b</text:p>
          </table:table-cell>
          <table:table-cell office:value-type="float" office:value="9.0299999999999994" table:style-name="ce3">
            <text:p>9.0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0304aa9c12a1c900dcb4413c6a4ce40cc05b1696</text:p>
          </table:table-cell>
          <table:table-cell office:value-type="float" office:value="9.0399999999999991" table:style-name="ce3">
            <text:p>9.0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0f8c46242826be3cbe5e14f5773ee1da97697024</text:p>
          </table:table-cell>
          <table:table-cell office:value-type="float" office:value="9.0399999999999991" table:style-name="ce3">
            <text:p>9.0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7ac09df014fc0454129c9953b06f2dd9b997fa9</text:p>
          </table:table-cell>
          <table:table-cell office:value-type="float" office:value="9.0399999999999991" table:style-name="ce3">
            <text:p>9.0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08b8bd2a17694ea81d601d025d5cb4ea6fc1fba</text:p>
          </table:table-cell>
          <table:table-cell office:value-type="float" office:value="9.0399999999999991" table:style-name="ce3">
            <text:p>9.0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d9b6ed975620e48ca0a5aee5fd19f5db1db3b18</text:p>
          </table:table-cell>
          <table:table-cell office:value-type="float" office:value="9.0399999999999991" table:style-name="ce3">
            <text:p>9.0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47d128f1f6010bd042dda2bcc68d710956fdb74f</text:p>
          </table:table-cell>
          <table:table-cell office:value-type="float" office:value="9.0399999999999991" table:style-name="ce3">
            <text:p>9.0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9f38d3a08147f85dd15c761489d7e3753cb585d</text:p>
          </table:table-cell>
          <table:table-cell office:value-type="float" office:value="9.0500000000000007" table:style-name="ce3">
            <text:p>9.0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1e1c151f6a90ea5a2f33930ed70e5a9f39b681f</text:p>
          </table:table-cell>
          <table:table-cell office:value-type="float" office:value="9.0500000000000007" table:style-name="ce3">
            <text:p>9.0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6b95825d4fbeaeda7cfab5f5e7cd96ae31097f9</text:p>
          </table:table-cell>
          <table:table-cell office:value-type="float" office:value="9.06" table:style-name="ce3">
            <text:p>9.0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b24016cbab8b8632a54240fed0a17406b35bc65</text:p>
          </table:table-cell>
          <table:table-cell office:value-type="float" office:value="9.06" table:style-name="ce3">
            <text:p>9.0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73ca800a97efc5b14397e331006ebe67258bf1d</text:p>
          </table:table-cell>
          <table:table-cell office:value-type="float" office:value="9.06" table:style-name="ce3">
            <text:p>9.0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76cd92b2caf3ba3f11f97bcf4e037fae81122578</text:p>
          </table:table-cell>
          <table:table-cell office:value-type="float" office:value="9.06" table:style-name="ce3">
            <text:p>9.0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0c67423aa82630d4406e9477bb7462db4df09c4d</text:p>
          </table:table-cell>
          <table:table-cell office:value-type="float" office:value="9.07" table:style-name="ce3">
            <text:p>9.0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2f3954a2463ca97c884b6ad6d89f8fcc91696b0</text:p>
          </table:table-cell>
          <table:table-cell office:value-type="float" office:value="9.08" table:style-name="ce3">
            <text:p>9.0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7323f16fa1027607f3f63cedb1cf2fea83dfcf76</text:p>
          </table:table-cell>
          <table:table-cell office:value-type="float" office:value="9.09" table:style-name="ce3">
            <text:p>9.0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9713cf2db02601e4bd6360ba70f8013c0433f48</text:p>
          </table:table-cell>
          <table:table-cell office:value-type="float" office:value="9.1" table:style-name="ce3">
            <text:p>9.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05b134c1a682085880fb7ce76d221a48955e5b8a</text:p>
          </table:table-cell>
          <table:table-cell office:value-type="float" office:value="9.1300000000000008" table:style-name="ce3">
            <text:p>9.1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0b4355398b9c16ac0a7f559752e83b655f5aa6c7</text:p>
          </table:table-cell>
          <table:table-cell office:value-type="float" office:value="9.1300000000000008" table:style-name="ce3">
            <text:p>9.1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4586b41a1f104874583010a544bdd65113d2666c</text:p>
          </table:table-cell>
          <table:table-cell office:value-type="float" office:value="9.1300000000000008" table:style-name="ce3">
            <text:p>9.1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faefa46d05d32e90b97c1cc9260bacd6c2f45de</text:p>
          </table:table-cell>
          <table:table-cell office:value-type="float" office:value="9.1300000000000008" table:style-name="ce3">
            <text:p>9.1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f8dfe6855d546a89ee51fdc47f1e3a135f1edf8</text:p>
          </table:table-cell>
          <table:table-cell office:value-type="float" office:value="9.14" table:style-name="ce3">
            <text:p>9.1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bae7a494d77c9c7cc0ccdc65a1915d25e31d2d5</text:p>
          </table:table-cell>
          <table:table-cell office:value-type="float" office:value="9.15" table:style-name="ce3">
            <text:p>9.1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217ebf6230ffeecc7da9c9043cd1e484c78509b</text:p>
          </table:table-cell>
          <table:table-cell office:value-type="float" office:value="9.15" table:style-name="ce3">
            <text:p>9.1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db86260a9c5f649ae36ccd97c36920df2d51d20</text:p>
          </table:table-cell>
          <table:table-cell office:value-type="float" office:value="9.16" table:style-name="ce3">
            <text:p>9.1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76a99a326da360af0510be654283819bb4717d9a</text:p>
          </table:table-cell>
          <table:table-cell office:value-type="float" office:value="9.16" table:style-name="ce3">
            <text:p>9.1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3c1babbdbffe79f6f16e085a78ebd0b2a7b3a65</text:p>
          </table:table-cell>
          <table:table-cell office:value-type="float" office:value="9.17" table:style-name="ce3">
            <text:p>9.1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cc1caec2eb0968d6d30a6f95dd41d04e80c3f2c</text:p>
          </table:table-cell>
          <table:table-cell office:value-type="float" office:value="9.17" table:style-name="ce3">
            <text:p>9.1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1f61032ed64123d44a372930101fd5f3877e010</text:p>
          </table:table-cell>
          <table:table-cell office:value-type="float" office:value="9.19" table:style-name="ce3">
            <text:p>9.1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091ed1fe8fc042e202205f09f3d49a065c0f4da2</text:p>
          </table:table-cell>
          <table:table-cell office:value-type="float" office:value="9.1999999999999993" table:style-name="ce3">
            <text:p>9.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855b4b4d03c37c94117e615a25e0e321ec8d77a</text:p>
          </table:table-cell>
          <table:table-cell office:value-type="float" office:value="9.1999999999999993" table:style-name="ce3">
            <text:p>9.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16bff7fefe77a5e5618f600b39cc1002b71867c</text:p>
          </table:table-cell>
          <table:table-cell office:value-type="float" office:value="9.2100000000000009" table:style-name="ce3">
            <text:p>9.2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80a1456c85989c36b524eb16f1afdfa2c5480121</text:p>
          </table:table-cell>
          <table:table-cell office:value-type="float" office:value="9.24" table:style-name="ce3">
            <text:p>9.2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080df7c3716ee6b773c346c67056400fc235ffec</text:p>
          </table:table-cell>
          <table:table-cell office:value-type="float" office:value="9.2799999999999994" table:style-name="ce3">
            <text:p>9.2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a9497dcb278dde20143d0cb9a57e5cdf3763a8e</text:p>
          </table:table-cell>
          <table:table-cell office:value-type="float" office:value="9.2899999999999991" table:style-name="ce3">
            <text:p>9.2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ca41a01a0d23780fcc2f122f7303701eb991a4e</text:p>
          </table:table-cell>
          <table:table-cell office:value-type="float" office:value="9.2899999999999991" table:style-name="ce3">
            <text:p>9.2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055b8d5ef881bdbac3ff865d6f97249b0aa4bbc</text:p>
          </table:table-cell>
          <table:table-cell office:value-type="float" office:value="9.3000000000000007" table:style-name="ce3">
            <text:p>9.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79a8ea0acc62c00cbe9e6899917fdd233232ee12</text:p>
          </table:table-cell>
          <table:table-cell office:value-type="float" office:value="9.3000000000000007" table:style-name="ce3">
            <text:p>9.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4cd092562ee4a06eb01e8bd1e9cb7e169fc38c92</text:p>
          </table:table-cell>
          <table:table-cell office:value-type="float" office:value="9.35" table:style-name="ce3">
            <text:p>9.3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4f7428b95565a938b2562be952beae6d6983f32e</text:p>
          </table:table-cell>
          <table:table-cell office:value-type="float" office:value="9.3699999999999992" table:style-name="ce3">
            <text:p>9.3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4f571f241bb2d884216b4712cdcd482e310a718a</text:p>
          </table:table-cell>
          <table:table-cell office:value-type="float" office:value="9.39" table:style-name="ce3">
            <text:p>9.3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4df0acd4131767bb6aec6c0eba0deedb4c246125</text:p>
          </table:table-cell>
          <table:table-cell office:value-type="float" office:value="9.4" table:style-name="ce3">
            <text:p>9.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469c710d9f5a4ef230caca3f99b1ed21411732d</text:p>
          </table:table-cell>
          <table:table-cell office:value-type="float" office:value="9.4499999999999993" table:style-name="ce3">
            <text:p>9.4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05fea7b24ccbd0e28b51099a1e89ee317605916</text:p>
          </table:table-cell>
          <table:table-cell office:value-type="float" office:value="9.4700000000000006" table:style-name="ce3">
            <text:p>9.4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6925a416739348e2099293f2c91fd7c6c186d99</text:p>
          </table:table-cell>
          <table:table-cell office:value-type="float" office:value="9.52" table:style-name="ce3">
            <text:p>9.5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ccece483f66d68acf592f017c1b5ca6c682542a</text:p>
          </table:table-cell>
          <table:table-cell office:value-type="float" office:value="9.5299999999999994" table:style-name="ce3">
            <text:p>9.5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c38445c67beb9a58777c87a9c059cea1ccf2223</text:p>
          </table:table-cell>
          <table:table-cell office:value-type="float" office:value="9.59" table:style-name="ce3">
            <text:p>9.5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0559a031815bb92037cb31299fdb443227a4e06</text:p>
          </table:table-cell>
          <table:table-cell office:value-type="float" office:value="9.61" table:style-name="ce3">
            <text:p>9.6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26a025b5c23347b9eb2c5ceae75a5908a461f69</text:p>
          </table:table-cell>
          <table:table-cell office:value-type="float" office:value="9.6300000000000008" table:style-name="ce3">
            <text:p>9.63</text:p>
          </table:table-cell>
          <table:table-cell table:number-columns-repeated="16382"/>
        </table:table-row>
        <table:table-row table:number-rows-repeated="1047776" table:style-name="ro1">
          <table:table-cell table:number-columns-repeated="16384"/>
        </table:table-row>
      </table:table>
      <table:database-ranges>
        <table:database-range table:target-range-address="Sheet3.A1:Sheet3.B800" table:display-filter-buttons="true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dc:creator>Linh Tran</dc:creator>
    <meta:creation-date>2024-06-03T13:47:51Z</meta:creation-date>
    <dc:date>2025-01-03T14:05:34Z</dc:date>
    <meta:editing-cycles>3</meta:editing-cycles>
    <meta:editing-duration>PT377S</meta:editing-duration>
  </office:meta>
</office:document-meta>
</file>